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style:rel-width="100%" fo:margin-left="-0.075in" table:align="left" style:writing-mode="lr-tb"/>
    </style:style>
    <style:style style:name="Table2.A" style:family="table-column">
      <style:table-column-properties style:column-width="2.8972in" style:rel-column-width="4265*"/>
    </style:style>
    <style:style style:name="Table2.B" style:family="table-column">
      <style:table-column-properties style:column-width="1.6549in" style:rel-column-width="2436*"/>
    </style:style>
    <style:style style:name="Table2.C" style:family="table-column">
      <style:table-column-properties style:column-width="2.1417in" style:rel-column-width="3153*"/>
    </style:style>
    <style:style style:name="Table2.1" style:family="table-row">
      <style:table-row-properties style:min-row-height="0.567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771in" fo:keep-together="auto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1.4042in" fo:keep-together="auto"/>
    </style:style>
    <style:style style:name="Table2.5" style:family="table-row">
      <style:table-row-properties style:min-row-height="2.2611in" fo:keep-together="auto"/>
    </style:style>
    <style:style style:name="Table2.6" style:family="table-row">
      <style:table-row-properties style:min-row-height="0.9243in" fo:keep-together="auto"/>
    </style:style>
    <style:style style:name="Table2.7" style:family="table-row">
      <style:table-row-properties style:min-row-height="0.5854in" fo:keep-together="auto"/>
    </style:style>
    <style:style style:name="Table2.8" style:family="table-row">
      <style:table-row-properties style:min-row-height="0.5743in" fo:keep-together="auto"/>
    </style:style>
    <style:style style:name="Table2.9" style:family="table-row">
      <style:table-row-properties style:min-row-height="0.3813in" fo:keep-together="auto"/>
    </style:style>
    <style:style style:name="Table2.10" style:family="table-row">
      <style:table-row-properties style:min-row-height="0.4264in" fo:keep-together="auto"/>
    </style:style>
    <style:style style:name="Table2.A10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1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8431in" fo:margin-left="-0.075in" table:align="left" style:writing-mode="lr-tb"/>
    </style:style>
    <style:style style:name="Table3.A" style:family="table-column">
      <style:table-column-properties style:column-width="0.5576in"/>
    </style:style>
    <style:style style:name="Table3.B" style:family="table-column">
      <style:table-column-properties style:column-width="5.6535in"/>
    </style:style>
    <style:style style:name="Table3.C" style:family="table-column">
      <style:table-column-properties style:column-width="0.6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officeooo:paragraph-rsid="000e8155"/>
    </style:style>
    <style:style style:name="P6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text-transform="uppercase" fo:font-size="14pt" fo:font-weight="bold" officeooo:paragraph-rsid="0017c59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language="en" fo:country="US" officeooo:paragraph-rsid="0014215c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language="en" fo:country="US" officeooo:paragraph-rsid="0017c597" style:font-size-asian="14pt" style:font-size-complex="14pt"/>
    </style:style>
    <style:style style:name="P21" style:family="paragraph" style:parent-style-name="Standard">
      <style:text-properties fo:font-size="14pt" fo:language="en" fo:country="US" officeooo:paragraph-rsid="0014215c" style:font-size-asian="14pt" style:font-size-complex="14pt"/>
    </style:style>
    <style:style style:name="P22" style:family="paragraph" style:parent-style-name="Standard">
      <style:text-properties fo:font-size="14pt" fo:language="en" fo:country="US" fo:font-weight="bold" officeooo:paragraph-rsid="0014215c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none" fo:country="none" officeooo:rsid="00125348" officeooo:paragraph-rsid="00125348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fo:font-size="14pt" officeooo:paragraph-rsid="000e8155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fo:language="none" fo:country="none" officeooo:rsid="000e8155" style:font-size-asian="14pt" style:font-size-complex="14pt" style:font-weight-complex="bold"/>
    </style:style>
    <style:style style:name="P31" style:family="paragraph" style:parent-style-name="Standard">
      <style:paragraph-properties fo:line-height="150%"/>
      <style:text-properties style:use-window-font-color="true" style:font-name="Times New Roman" fo:font-size="14pt" fo:language="none" fo:country="none" officeooo:rsid="00106b10" officeooo:paragraph-rsid="001235e2" style:font-name-asian="Times New Roman" style:font-size-asian="14pt" style:font-name-complex="Times New Roman" style:font-size-complex="14pt" style:language-complex="ar" style:country-complex="SA"/>
    </style:style>
    <style:style style:name="P32" style:family="paragraph" style:parent-style-name="Standard">
      <style:paragraph-properties fo:line-height="150%" fo:text-align="center" style:justify-single-word="false" fo:break-before="page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officeooo:paragraph-rsid="0017c597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indent="0.4925in" style:auto-text-indent="false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4215c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235e2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25348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4547a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596f8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79b0d"/>
    </style:style>
    <style:style style:name="P42" style:family="paragraph" style:parent-style-name="Standard">
      <style:paragraph-properties fo:margin-left="0in" fo:margin-right="0in" fo:line-height="150%" fo:text-indent="0.4925in" style:auto-text-indent="false"/>
      <style:text-properties officeooo:paragraph-rsid="0014215c"/>
    </style:style>
    <style:style style:name="P43" style:family="paragraph" style:parent-style-name="Standard">
      <style:paragraph-properties fo:margin-left="0in" fo:margin-right="0in" fo:line-height="150%" fo:text-indent="0.4925in" style:auto-text-indent="false"/>
      <style:text-properties officeooo:paragraph-rsid="001596f8"/>
    </style:style>
    <style:style style:name="P44" style:family="paragraph" style:parent-style-name="Standard">
      <style:paragraph-properties fo:margin-left="0in" fo:margin-right="0in" fo:line-height="150%" fo:text-indent="0.4925in" style:auto-text-indent="false"/>
      <style:text-properties officeooo:paragraph-rsid="00179b0d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weight="bold" officeooo:paragraph-rsid="0014215c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hyphenation-ladder-count="no-limit" fo:text-indent="0.4925in" style:auto-text-indent="false" style:text-autospace="none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officeooo:paragraph-rsid="001235e2" style:font-name-asian="Times New Roman" style:font-size-asian="14pt" style:font-name-complex="Times New Roman" style:font-size-complex="14pt" style:language-complex="ar" style:country-complex="SA"/>
    </style:style>
    <style:style style:name="P48" style:family="paragraph" style:parent-style-name="Standard">
      <style:paragraph-properties fo:margin-left="0in" fo:margin-right="0in" fo:line-height="150%" fo:text-indent="0.4925in" style:auto-text-indent="false"/>
      <style:text-properties style:use-window-font-color="true" style:font-name="Times New Roman" fo:font-size="14pt" fo:language="ru" fo:country="RU" officeooo:paragraph-rsid="0014215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officeooo:paragraph-rsid="0014215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officeooo:paragraph-rsid="0014215c"/>
    </style:style>
    <style:style style:name="P51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5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style:use-window-font-color="true" style:font-name="Times New Roman" fo:font-size="14pt" fo:language="ru" fo:country="RU" fo:font-weight="normal" officeooo:paragraph-rsid="0014215c" style:font-name-asian="Times New Roman" style:font-size-asian="14pt" style:font-name-complex="Times New Roman" style:font-size-complex="14pt" style:language-complex="ar" style:country-complex="SA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line-height="150%"/>
      <style:text-properties fo:font-size="14pt" fo:language="none" fo:country="none" officeooo:rsid="00106b10" officeooo:paragraph-rsid="00106b10" style:font-size-asian="14pt" style:font-size-complex="14pt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fo:font-size="14pt" fo:language="none" fo:country="none" officeooo:rsid="00125348" officeooo:paragraph-rsid="00125348" style:font-size-asian="14pt" style:font-size-complex="14pt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fo:font-size="14pt" officeooo:rsid="001235e2" officeooo:paragraph-rsid="001235e2" style:font-size-asian="14pt" style:font-size-complex="14pt"/>
    </style:style>
    <style:style style:name="P59" style:family="paragraph" style:parent-style-name="Standard" style:list-style-name="WW8Num9">
      <style:paragraph-properties fo:line-height="150%" fo:text-align="justify" style:justify-single-word="false"/>
      <style:text-properties fo:font-size="14pt" officeooo:paragraph-rsid="00125348" style:font-size-asian="14pt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1" style:family="paragraph" style:parent-style-name="Standard">
      <style:paragraph-properties fo:line-height="150%"/>
      <style:text-properties fo:font-size="14pt" officeooo:rsid="001b8b2e" officeooo:paragraph-rsid="001b8b2e" style:font-size-asian="14pt" style:font-size-complex="14pt" style:font-weight-complex="bold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officeooo:paragraph-rsid="001235e2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officeooo:paragraph-rsid="00125348"/>
    </style:style>
    <style:style style:name="P64" style:family="paragraph" style:parent-style-name="Standard" style:list-style-name="WW8Num9">
      <style:paragraph-properties fo:line-height="150%" fo:text-align="justify" style:justify-single-word="false"/>
      <style:text-properties officeooo:paragraph-rsid="00125348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fo:language="none" fo:country="none" officeooo:rsid="00125348" officeooo:paragraph-rsid="00125348"/>
    </style:style>
    <style:style style:name="P6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rsid="0017c597" style:font-size-asian="14pt" style:font-weight-asian="bold" style:font-size-complex="14pt"/>
    </style:style>
    <style:style style:name="P67" style:family="paragraph" style:parent-style-name="Standard" style:list-style-name="WW8Num10">
      <style:text-properties officeooo:paragraph-rsid="0014215c"/>
    </style:style>
    <style:style style:name="P68" style:family="paragraph" style:parent-style-name="Standard" style:list-style-name="WW8Num10">
      <style:text-properties officeooo:paragraph-rsid="0017c597"/>
    </style:style>
    <style:style style:name="P69" style:family="paragraph" style:parent-style-name="Standard">
      <style:paragraph-properties fo:line-height="150%" style:snap-to-layout-grid="false"/>
      <style:text-properties fo:color="#000000" fo:font-size="14pt" officeooo:rsid="001b8b2e" officeooo:paragraph-rsid="001b8b2e" style:font-size-asian="14pt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71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72" style:family="paragraph" style:parent-style-name="Standard">
      <style:paragraph-properties fo:line-height="150%" style:snap-to-layout-grid="false"/>
      <style:text-properties fo:color="#000000" fo:font-size="14pt" fo:language="none" fo:country="none" officeooo:rsid="001b8b2e" officeooo:paragraph-rsid="001b8b2e" style:font-size-asian="14pt" style:font-size-complex="14pt" style:font-weight-complex="bold"/>
    </style:style>
    <style:style style:name="P73" style:family="paragraph" style:parent-style-name="Standard">
      <style:paragraph-properties fo:line-height="150%" fo:text-align="start" style:justify-single-word="false" style:snap-to-layout-grid="false"/>
      <style:text-properties fo:color="#000000" fo:font-size="14pt" fo:language="none" fo:country="none" officeooo:rsid="001b8b2e" officeooo:paragraph-rsid="001b8b2e" style:font-size-asian="14pt" style:font-size-complex="14pt" style:font-weight-complex="bold"/>
    </style:style>
    <style:style style:name="P74" style:family="paragraph" style:parent-style-name="Standard">
      <style:paragraph-properties fo:line-height="150%" fo:text-align="center" style:justify-single-word="false"/>
      <style:text-properties fo:color="#000000" fo:font-size="14pt" fo:language="none" fo:country="none" officeooo:rsid="001b8b2e" officeooo:paragraph-rsid="001b8b2e" style:font-size-asian="14pt" style:font-size-complex="14pt" style:font-weight-complex="bold"/>
    </style:style>
    <style:style style:name="P75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76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b8b2e" officeooo:paragraph-rsid="001b8b2e" style:font-size-asian="14pt" style:font-size-complex="14pt" style:font-weight-complex="bold"/>
    </style:style>
    <style:style style:name="P7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text-transform="uppercase" style:use-window-font-color="true" style:font-name="Times New Roman" fo:font-size="14pt" fo:language="none" fo:country="none" fo:font-weight="bold" officeooo:rsid="00125348" officeooo:paragraph-rsid="0012534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25348" style:font-size-asian="14pt" style:font-size-complex="14pt"/>
    </style:style>
    <style:style style:name="P79" style:family="paragraph" style:parent-style-name="Standard">
      <style:paragraph-properties fo:margin-left="0in" fo:margin-right="0in" fo:line-height="150%" fo:text-indent="0.4925in" style:auto-text-indent="false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officeooo:paragraph-rsid="0014215c" style:text-blinking="false" fo:background-color="transparent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7c597"/>
    </style:style>
    <style:style style:name="P8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09f6"/>
    </style:style>
    <style:style style:name="P8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language="none" fo:country="none" officeooo:rsid="001b09f6" officeooo:paragraph-rsid="001b09f6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b09f6" officeooo:paragraph-rsid="001b09f6"/>
    </style:style>
    <style:style style:name="P84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85" style:family="paragraph" style:parent-style-name="Standard">
      <style:paragraph-properties fo:line-height="150%" fo:text-align="center" style:justify-single-word="false" fo:break-before="page"/>
      <style:text-properties fo:font-size="14pt" style:font-size-asian="14pt" style:font-size-complex="14pt"/>
    </style:style>
    <style:style style:name="P86" style:family="paragraph" style:parent-style-name="Standard">
      <style:paragraph-properties fo:margin-left="0in" fo:margin-right="0in" fo:line-height="150%" fo:text-indent="0.0984in" style:auto-text-indent="false"/>
      <style:text-properties fo:font-size="14pt" fo:language="none" fo:country="none" officeooo:rsid="001b8b2e" officeooo:paragraph-rsid="001b8b2e" style:font-size-asian="14pt" style:font-size-complex="14pt" style:font-weight-complex="bold"/>
    </style:style>
    <style:style style:name="P87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P88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officeooo:paragraph-rsid="0014215c" style:text-blinking="false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P89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name-asian="Times New Roman" style:font-size-asian="14pt" style:font-name-complex="Times New Roman" style:font-size-complex="14pt" style:language-complex="ar" style:country-complex="SA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officeooo:rsid="0014215c" style:font-size-asian="14pt" style:font-weight-asian="bold" style:font-size-complex="14pt"/>
    </style:style>
    <style:style style:name="T3" style:family="text">
      <style:text-properties fo:text-transform="uppercase" fo:font-size="14pt" fo:font-weight="bold" officeooo:rsid="00179b0d" style:font-size-asian="14pt" style:font-weight-asian="bold" style:font-size-complex="14pt"/>
    </style:style>
    <style:style style:name="T4" style:family="text">
      <style:text-properties fo:text-transform="uppercase" fo:font-size="14pt" fo:language="none" fo:country="none" fo:font-weight="bold" officeooo:rsid="0014215c" style:font-size-asian="14pt" style:font-weight-asian="bold" style:font-size-complex="14pt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4547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79b0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7c597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e8155" style:font-size-asian="14pt" style:font-weight-asian="bold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style:font-weight-complex="bold"/>
    </style:style>
    <style:style style:name="T16" style:family="text">
      <style:text-properties fo:font-size="14pt" officeooo:rsid="0014215c" style:font-size-asian="14pt" style:font-size-complex="14pt" style:font-weight-complex="bold"/>
    </style:style>
    <style:style style:name="T17" style:family="text">
      <style:text-properties fo:font-size="14pt" officeooo:rsid="0014547a" style:font-size-asian="14pt" style:font-size-complex="14pt" style:font-weight-complex="bold"/>
    </style:style>
    <style:style style:name="T18" style:family="text">
      <style:text-properties fo:font-size="14pt" officeooo:rsid="001596f8" style:font-size-asian="14pt" style:font-size-complex="14pt" style:font-weight-complex="bold"/>
    </style:style>
    <style:style style:name="T19" style:family="text">
      <style:text-properties fo:font-size="14pt" officeooo:rsid="00179b0d" style:font-size-asian="14pt" style:font-size-complex="14pt" style:font-weight-complex="bold"/>
    </style:style>
    <style:style style:name="T20" style:family="text">
      <style:text-properties fo:font-size="14pt" officeooo:rsid="0017c597" style:font-size-asian="14pt" style:font-size-complex="14pt" style:font-weight-complex="bold"/>
    </style:style>
    <style:style style:name="T21" style:family="text">
      <style:text-properties fo:font-size="14pt" officeooo:rsid="001b09f6" style:font-size-asian="14pt" style:font-size-complex="14pt" style:font-weight-complex="bold"/>
    </style:style>
    <style:style style:name="T22" style:family="text">
      <style:text-properties fo:font-size="14pt" officeooo:rsid="001235e2" style:font-size-asian="14pt" style:font-size-complex="14pt"/>
    </style:style>
    <style:style style:name="T23" style:family="text">
      <style:text-properties fo:font-size="14pt" officeooo:rsid="00125348" style:font-size-asian="14pt" style:font-size-complex="14pt"/>
    </style:style>
    <style:style style:name="T24" style:family="text">
      <style:text-properties fo:font-size="14pt" officeooo:rsid="001b8b2e" style:font-size-asian="14pt" style:font-size-complex="14pt"/>
    </style:style>
    <style:style style:name="T25" style:family="text">
      <style:text-properties fo:font-size="14pt" fo:language="none" fo:country="none" style:font-size-asian="14pt" style:font-size-complex="14pt"/>
    </style:style>
    <style:style style:name="T26" style:family="text">
      <style:text-properties fo:font-size="14pt" fo:language="none" fo:country="none" officeooo:rsid="000e8155" style:font-size-asian="14pt" style:font-size-complex="14pt"/>
    </style:style>
    <style:style style:name="T27" style:family="text">
      <style:text-properties fo:font-size="14pt" fo:language="none" fo:country="none" officeooo:rsid="001235e2" style:font-size-asian="14pt" style:font-size-complex="14pt"/>
    </style:style>
    <style:style style:name="T28" style:family="text">
      <style:text-properties fo:font-size="14pt" fo:language="none" fo:country="none" officeooo:rsid="00125348" style:font-size-asian="14pt" style:font-size-complex="14pt"/>
    </style:style>
    <style:style style:name="T29" style:family="text">
      <style:text-properties fo:font-size="14pt" fo:language="none" fo:country="none" officeooo:rsid="0014215c" style:font-size-asian="14pt" style:font-size-complex="14pt"/>
    </style:style>
    <style:style style:name="T30" style:family="text">
      <style:text-properties fo:font-size="14pt" fo:language="none" fo:country="none" officeooo:rsid="0014215c" style:font-size-asian="14pt" style:font-size-complex="14pt" style:font-weight-complex="bold"/>
    </style:style>
    <style:style style:name="T31" style:family="text">
      <style:text-properties fo:font-size="14pt" fo:language="none" fo:country="none" officeooo:rsid="0014547a" style:font-size-asian="14pt" style:font-size-complex="14pt" style:font-weight-complex="bold"/>
    </style:style>
    <style:style style:name="T32" style:family="text">
      <style:text-properties fo:font-size="14pt" fo:language="none" fo:country="none" officeooo:rsid="001596f8" style:font-size-asian="14pt" style:font-size-complex="14pt" style:font-weight-complex="bold"/>
    </style:style>
    <style:style style:name="T33" style:family="text">
      <style:text-properties fo:font-size="14pt" fo:language="none" fo:country="none" officeooo:rsid="00179b0d" style:font-size-asian="14pt" style:font-size-complex="14pt" style:font-weight-complex="bold"/>
    </style:style>
    <style:style style:name="T34" style:family="text">
      <style:text-properties fo:font-size="14pt" fo:language="none" fo:country="none" officeooo:rsid="0017c597" style:font-size-asian="14pt" style:font-size-complex="14pt" style:font-weight-complex="bold"/>
    </style:style>
    <style:style style:name="T35" style:family="text">
      <style:text-properties fo:font-size="14pt" fo:language="none" fo:country="none" officeooo:rsid="001b09f6" style:font-size-asian="14pt" style:font-size-complex="14pt" style:font-weight-complex="bold"/>
    </style:style>
    <style:style style:name="T36" style:family="text">
      <style:text-properties fo:font-size="14pt" fo:language="none" fo:country="none" officeooo:rsid="001b8b2e" style:font-size-asian="14pt" style:font-size-complex="14pt" style:font-weight-complex="bold"/>
    </style:style>
    <style:style style:name="T37" style:family="text">
      <style:text-properties fo:font-size="14pt" fo:language="none" fo:country="none" officeooo:rsid="001b8cd4" style:font-size-asian="14pt" style:font-size-complex="14pt"/>
    </style:style>
    <style:style style:name="T38" style:family="text">
      <style:text-properties fo:font-size="14pt" fo:language="none" fo:country="none" fo:font-weight="bold" style:font-size-asian="14pt" style:font-weight-asian="bold" style:font-size-complex="14pt"/>
    </style:style>
    <style:style style:name="T39" style:family="text">
      <style:text-properties fo:font-size="14pt" fo:language="none" fo:country="none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none" fo:country="none" fo:font-weight="bold" officeooo:rsid="0014547a" style:font-size-asian="14pt" style:font-weight-asian="bold" style:font-size-complex="14pt" style:font-weight-complex="bold"/>
    </style:style>
    <style:style style:name="T41" style:family="text">
      <style:text-properties fo:font-size="14pt" fo:language="none" fo:country="none" fo:font-weight="bold" officeooo:rsid="00179b0d" style:font-size-asian="14pt" style:font-weight-asian="bold" style:font-size-complex="14pt" style:font-weight-complex="bold"/>
    </style:style>
    <style:style style:name="T42" style:family="text">
      <style:text-properties fo:font-size="14pt" fo:language="none" fo:country="none" fo:font-weight="bold" officeooo:rsid="0017c597" style:font-size-asian="14pt" style:font-weight-asian="bold" style:font-size-complex="14pt" style:font-weight-complex="bold"/>
    </style:style>
    <style:style style:name="T43" style:family="text">
      <style:text-properties fo:font-size="14pt" fo:language="none" fo:country="none" fo:font-weight="bold" officeooo:rsid="0017c597" style:font-size-asian="14pt" style:font-weight-asian="bold" style:font-size-complex="14pt"/>
    </style:style>
    <style:style style:name="T44" style:family="text">
      <style:text-properties fo:font-size="14pt" fo:language="en" fo:country="US" style:font-size-asian="14pt" style:font-size-complex="14pt"/>
    </style:style>
    <style:style style:name="T45" style:family="text">
      <style:text-properties fo:font-size="14pt" fo:language="en" fo:country="US" style:font-size-asian="14pt" style:font-size-complex="14pt" style:font-weight-complex="bold"/>
    </style:style>
    <style:style style:name="T46" style:family="text">
      <style:text-properties fo:font-size="14pt" fo:language="en" fo:country="US" fo:font-weight="bold" style:font-size-asian="14pt" style:font-weight-asian="bold"/>
    </style:style>
    <style:style style:name="T47" style:family="text">
      <style:text-properties fo:font-size="14pt" fo:language="en" fo:country="US" fo:font-weight="bold" style:font-size-asian="14pt" style:font-weight-asian="bold" style:font-size-complex="14pt"/>
    </style:style>
    <style:style style:name="T4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9" style:family="text">
      <style:text-properties fo:font-size="14pt" fo:language="en" fo:country="US" fo:font-weight="bold" officeooo:rsid="0014215c" style:font-size-asian="14pt" style:font-weight-asian="bold" style:font-size-complex="14pt" style:font-weight-complex="bold"/>
    </style:style>
    <style:style style:name="T50" style:family="text">
      <style:text-properties fo:font-size="14pt" fo:language="en" fo:country="US" fo:font-weight="bold" officeooo:rsid="0014547a" style:font-size-asian="14pt" style:font-weight-asian="bold" style:font-size-complex="14pt" style:font-weight-complex="bold"/>
    </style:style>
    <style:style style:name="T51" style:family="text">
      <style:text-properties fo:font-size="14pt" fo:language="en" fo:country="US" fo:font-weight="bold" officeooo:rsid="00179b0d" style:font-size-asian="14pt" style:font-weight-asian="bold" style:font-size-complex="14pt" style:font-weight-complex="bold"/>
    </style:style>
    <style:style style:name="T52" style:family="text">
      <style:text-properties fo:font-size="14pt" fo:language="en" fo:country="US" fo:font-weight="bold" officeooo:rsid="0017c597" style:font-size-asian="14pt" style:font-weight-asian="bold" style:font-size-complex="14pt"/>
    </style:style>
    <style:style style:name="T53" style:family="text">
      <style:text-properties fo:color="#ff0000" fo:font-size="14pt" style:font-size-asian="14pt" style:font-size-complex="14pt"/>
    </style:style>
    <style:style style:name="T54" style:family="text">
      <style:text-properties fo:color="#ff0000" fo:font-size="14pt" fo:language="none" fo:country="none" style:font-size-asian="14pt" style:font-size-complex="14pt"/>
    </style:style>
    <style:style style:name="T55" style:family="text">
      <style:text-properties fo:color="#ff0000" fo:font-size="14pt" fo:language="none" fo:country="none" officeooo:rsid="001b8cd4" style:font-size-asian="14pt" style:font-size-complex="14pt"/>
    </style:style>
    <style:style style:name="T56" style:family="text">
      <style:text-properties fo:font-variant="normal" fo:text-transform="none" fo:font-size="14pt" style:font-size-asian="14pt" style:font-size-complex="14pt"/>
    </style:style>
    <style:style style:name="T57" style:family="text">
      <style:text-properties fo:font-variant="normal" fo:text-transform="none" fo:font-size="14pt" officeooo:rsid="000e8155" style:font-size-asian="14pt" style:font-size-complex="14pt"/>
    </style:style>
    <style:style style:name="T58" style:family="text">
      <style:text-properties fo:font-variant="normal" fo:text-transform="none" fo:font-size="14pt" fo:language="none" fo:country="none" officeooo:rsid="000e8155" style:font-size-asian="14pt" style:font-size-complex="14pt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officeooo:rsid="0014215c" style:text-blinking="false" fo:background-color="transparent" loext:char-shading-value="0"/>
    </style:style>
    <style:style style:name="T6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62" style:family="text">
      <style:text-properties fo:font-variant="normal" fo:text-transform="none" fo:font-style="normal" style:text-underline-style="solid" style:text-underline-width="auto" style:text-underline-color="font-color" fo:background-color="transparent" loext:char-shading-value="0"/>
    </style:style>
    <style:style style:name="T63" style:family="text">
      <style:text-properties fo:language="none" fo:country="none"/>
    </style:style>
    <style:style style:name="T64" style:family="text">
      <style:text-properties fo:language="none" fo:country="none" officeooo:rsid="001235e2"/>
    </style:style>
    <style:style style:name="T65" style:family="text">
      <style:text-properties fo:language="none" fo:country="none" officeooo:rsid="00125348"/>
    </style:style>
    <style:style style:name="T66" style:family="text">
      <style:text-properties fo:language="none" fo:country="none" officeooo:rsid="0014547a"/>
    </style:style>
    <style:style style:name="T67" style:family="text">
      <style:text-properties fo:language="none" fo:country="none" officeooo:rsid="001596f8"/>
    </style:style>
    <style:style style:name="T68" style:family="text">
      <style:text-properties fo:language="none" fo:country="none" officeooo:rsid="001b8b2e"/>
    </style:style>
    <style:style style:name="T69" style:family="text">
      <style:text-properties officeooo:rsid="000e8155"/>
    </style:style>
    <style:style style:name="T70" style:family="text">
      <style:text-properties fo:color="#000000" fo:font-size="14pt" style:font-size-asian="14pt" style:font-size-complex="14pt"/>
    </style:style>
    <style:style style:name="T71" style:family="text">
      <style:text-properties fo:color="#000000" fo:font-size="14pt" officeooo:rsid="000e8155" style:font-size-asian="14pt" style:font-size-complex="14pt"/>
    </style:style>
    <style:style style:name="T72" style:family="text">
      <style:text-properties fo:color="#000000" fo:font-size="14pt" fo:language="none" fo:country="none" officeooo:rsid="001b8cd4" style:font-size-asian="14pt" style:font-size-complex="14pt"/>
    </style:style>
    <style:style style:name="T73" style:family="text">
      <style:text-properties officeooo:rsid="00125348"/>
    </style:style>
    <style:style style:name="T74" style:family="text">
      <style:text-properties fo:color="#2a2a2c" fo:font-size="14pt" fo:background-color="#ffffff" loext:char-shading-value="0" style:font-size-asian="14pt" style:font-size-complex="14pt" style:font-weight-complex="bold"/>
    </style:style>
    <style:style style:name="T75" style:family="text">
      <style:text-properties fo:color="#2a2a2c" fo:font-size="14pt" fo:language="none" fo:country="none" officeooo:rsid="001b09f6" fo:background-color="#ffffff" loext:char-shading-value="0" style:font-size-asian="14pt" style:font-size-complex="14pt" style:font-weight-complex="bold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officeooo:rsid="0014215c" style:font-weight-asian="bold"/>
    </style:style>
    <style:style style:name="T78" style:family="text">
      <style:text-properties officeooo:rsid="0014215c"/>
    </style:style>
    <style:style style:name="T79" style:family="text">
      <style:text-properties officeooo:rsid="0014547a"/>
    </style:style>
    <style:style style:name="T80" style:family="text">
      <style:text-properties officeooo:rsid="001596f8"/>
    </style:style>
    <style:style style:name="T81" style:family="text">
      <style:text-properties officeooo:rsid="001b8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ОБРНАУКИ РОССИИ</text:p>
      <text:p text:style-name="P7">Санкт-Петербургский государственный</text:p>
      <text:p text:style-name="P7">электротехнический университет </text:p>
      <text:p text:style-name="P7">«ЛЭТИ» им. В.И. Ульянова (Ленина)</text:p>
      <text:p text:style-name="P4"><text:span text:style-name="T8">Кафедра </text:span><text:span text:style-name="T13">МО ЭВМ</text:span></text:p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52"><text:span text:style-name="Название_20_книги"><text:span text:style-name="T5">Курсовая РАБОТА</text:span></text:span></text:p>
      <text:p text:style-name="P4"><text:span text:style-name="T8">по дисциплине «</text:span><text:span text:style-name="T13">Программирование</text:span><text:span text:style-name="T8">»</text:span></text:p>
      <text:p text:style-name="P4"><text:span text:style-name="Название_20_книги"><text:span text:style-name="T56">Тема: </text:span></text:span><text:span text:style-name="Название_20_книги"><text:span text:style-name="T57">Р</text:span></text:span><text:span text:style-name="Название_20_книги"><text:span text:style-name="T58">абота с текстом</text:span></text:span></text:p>
      <text:p text:style-name="P4"><text:span text:style-name="Название_20_книги"><text:span text:style-name="T56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4">Студент гр. </text:span><text:span text:style-name="T26">9383</text:span></text:p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28"><text:span text:style-name="T69">Ноздрин</text:span> <text:span text:style-name="T69">В</text:span>.<text:span text:style-name="T69">Я</text:span>.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4"/>
          </table:table-cell>
          <table:table-cell table:style-name="Table1.A1" office:value-type="string">
            <text:p text:style-name="P28"><text:span text:style-name="T69">Жангиров</text:span> <text:span text:style-name="T69">Т</text:span>.<text:span text:style-name="T69">Р</text:span>.</text:p>
          </table:table-cell>
        </table:table-row>
      </table:table>
      <text:p text:style-name="P16"/>
      <text:p text:style-name="P16"/>
      <text:p text:style-name="P16">Санкт-Петербург</text:p>
      <text:p text:style-name="P30">2019</text:p>
      <text:p text:style-name="P33">ЗАДАНИЕ</text:p>
      <text:p text:style-name="P7">на курсовую работу 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"><text:span text:style-name="T14">Студент</text:span><text:span text:style-name="T53"> </text:span><text:span text:style-name="T71">Ноздрин</text:span><text:span text:style-name="T70"> </text:span><text:span text:style-name="T71">В</text:span><text:span text:style-name="T70">.</text:span><text:span text:style-name="T71">Я</text:span><text:span text:style-name="T70">.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3"><text:span text:style-name="T14">Группа </text:span><text:span text:style-name="T26">9383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"><text:span text:style-name="T14">Тема работы :</text:span><text:span text:style-name="T26"> Работа с текстом</text:span></text:p>
            <text:p text:style-name="P25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2">Исходные данные: </text:p>
            <text:p text:style-name="P56">Язык программированя Си, сборка программ под Linux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2">Содержание пояснительной записки:</text:p>
            <text:p text:style-name="P31">«Содержание», «Введение», «Задание», «Файлы программы», «Функции программы», «Примеры работы программы», «Заключение». 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12">Предполагаемый объем пояснительной записки:</text:p>
            <text:p text:style-name="P3"><text:span text:style-name="T14">Не менее </text:span><text:span text:style-name="T72">10</text:span><text:span text:style-name="T53"> </text:span><text:span text:style-name="T14">страниц.</text:span></text:p>
          </table:table-cell>
          <table:covered-table-cell/>
          <table:covered-table-cell/>
        </table:table-row>
        <table:table-row table:style-name="Table2.7">
          <table:table-cell table:style-name="Table2.A1" table:number-columns-spanned="3" office:value-type="string">
            <text:p text:style-name="P3"><text:span text:style-name="T14">Дата выдачи задания:</text:span><text:span text:style-name="T25"> </text:span><text:span text:style-name="T26">16.10.2019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"><text:span text:style-name="T14">Дата сдачи реферата:</text:span><text:span text:style-name="T25"> </text:span><text:span text:style-name="T26">14.12.2019</text:span></text:p>
          </table:table-cell>
          <table:covered-table-cell/>
          <table:covered-table-cell/>
        </table:table-row>
        <table:table-row table:style-name="Table2.9">
          <table:table-cell table:style-name="Table2.A1" table:number-columns-spanned="3" office:value-type="string">
            <text:p text:style-name="P5"><text:span text:style-name="T14">Дата защиты реферата: </text:span><text:span text:style-name="T26">14.12.2019</text:span></text:p>
          </table:table-cell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11">Студент</text:p>
          </table:table-cell>
          <table:table-cell table:style-name="Table2.B10" office:value-type="string">
            <text:p text:style-name="P18"/>
          </table:table-cell>
          <table:table-cell table:style-name="Table2.A10" office:value-type="string">
            <text:p text:style-name="P29"><text:span text:style-name="T69">Ноздрин</text:span> <text:span text:style-name="T69">В</text:span>.<text:span text:style-name="T69">Я</text:span>.</text:p>
          </table:table-cell>
        </table:table-row>
        <table:table-row table:style-name="Table2.10">
          <table:table-cell table:style-name="Table2.A10" office:value-type="string">
            <text:p text:style-name="P11">Преподаватель</text:p>
          </table:table-cell>
          <table:table-cell table:style-name="Table2.B11" office:value-type="string">
            <text:p text:style-name="P14"/>
          </table:table-cell>
          <table:table-cell table:style-name="Table2.A10" office:value-type="string">
            <text:p text:style-name="P29"><text:span text:style-name="T69">Жангиров</text:span> <text:span text:style-name="T69">Т</text:span>.<text:span text:style-name="T69">Р</text:span>.</text:p>
          </table:table-cell>
        </table:table-row>
      </table:table>
      <text:p text:style-name="P6"/>
      <text:p text:style-name="P33">Аннотация</text:p>
      <text:p text:style-name="P37"><text:span text:style-name="T14">В данной курсовой работе была написана программа, которая получает на вход текст </text:span><text:span text:style-name="T22">из файла</text:span><text:span text:style-name="T14">. После считывания </text:span><text:span text:style-name="T22">программа удаляет повторно</text:span><text:span text:style-name="T14"> встречающиеся предложения. </text:span><text:span text:style-name="T22">Дальше </text:span><text:span text:style-name="T14">программа </text:span><text:span text:style-name="T22">принимает пользовательский ввод и выполняет одно из </text:span><text:span text:style-name="T14">возможных действий с текстом</text:span><text:span text:style-name="T22">:</text:span></text:p>
      <text:list xml:id="list4209747924" text:style-name="L1">
        <text:list-item>
          <text:p text:style-name="P62"><text:span text:style-name="T27">В</text:span><text:span text:style-name="T14">ыв</text:span><text:span text:style-name="T22">од</text:span><text:span text:style-name="T14"> </text:span><text:span text:style-name="T27">всех предложений-анаграм в </text:span><text:span text:style-name="T14">текст</text:span><text:span text:style-name="T22">е</text:span><text:span text:style-name="T14">.</text:span></text:p>
        </text:list-item>
        <text:list-item>
          <text:p text:style-name="P62"><text:span text:style-name="T22">Сортировка предложений текста по количеству загланых букв в них</text:span><text:span text:style-name="T14">.</text:span></text:p>
        </text:list-item>
        <text:list-item>
          <text:p text:style-name="P62"><text:span text:style-name="T22">Замена всех гласных букв в тексте на две следующие буквы по алфавиту</text:span><text:span text:style-name="T14">.</text:span></text:p>
        </text:list-item>
        <text:list-item>
          <text:p text:style-name="P62"><text:span text:style-name="T22">Заменить слово, введенное пользователем, на другое слово, введенное пользователем, во всем тексте</text:span><text:span text:style-name="T14">.</text:span></text:p>
        </text:list-item>
        <text:list-item>
          <text:p text:style-name="P58">Печать текста</text:p>
        </text:list-item>
        <text:list-item>
          <text:p text:style-name="P58">Выход из программы</text:p>
        </text:list-item>
        <text:list-item>
          <text:p text:style-name="P58">Печать подсказки</text:p>
        </text:list-item>
      </text:list>
      <text:p text:style-name="P10">Summary</text:p>
      <text:p text:style-name="P10"/>
      <text:p text:style-name="P47"><text:span text:style-name="T64">This project is a program that reads</text:span> <text:span text:style-name="T64">text from file and make some changes that depends on user decision</text:span>. <text:span text:style-name="T64">Program deletes every sentence that </text:span><text:span text:style-name="T65">repeats any other sentence of the text. There is the list of features:</text:span></text:p>
      <text:list xml:id="list222957938543084" text:continue-numbering="true" text:style-name="L1">
        <text:list-item>
          <text:p text:style-name="P63"><text:span text:style-name="T28">Print all anagrams in text</text:span><text:span text:style-name="T14">.</text:span></text:p>
        </text:list-item>
        <text:list-item>
          <text:p text:style-name="P63"><text:span text:style-name="T28">Sort sentences in text by number of capital letters in them</text:span><text:span text:style-name="T14">.</text:span></text:p>
        </text:list-item>
        <text:list-item>
          <text:p text:style-name="P63"><text:span text:style-name="T28">Replace every vowel with two following letters of alphabet</text:span><text:span text:style-name="T14">.</text:span></text:p>
        </text:list-item>
        <text:list-item>
          <text:p text:style-name="P63"><text:span text:style-name="T29">Standard</text:span><text:span text:style-name="T28"> find-</text:span><text:span text:style-name="T29">and-</text:span><text:span text:style-name="T28">replace function</text:span><text:span text:style-name="T14">.</text:span></text:p>
        </text:list-item>
        <text:list-item>
          <text:p text:style-name="P63"><text:span text:style-name="T28">Show text on screen</text:span><text:span text:style-name="T27">.</text:span></text:p>
        </text:list-item>
        <text:list-item>
          <text:p text:style-name="P57">Exit program.</text:p>
        </text:list-item>
        <text:list-item>
          <text:p text:style-name="P65"><text:span text:style-name="T22">S</text:span><text:span text:style-name="T14">how tip.</text:span></text:p>
        </text:list-item>
      </text:list>
      <text:p text:style-name="P77"/>
      <text:p text:style-name="P46"/>
      <text:p text:style-name="P33">содержание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>Введение</text:p>
          </table:table-cell>
          <table:table-cell table:style-name="Table3.A1" office:value-type="string">
            <text:p text:style-name="P23">5</text:p>
          </table:table-cell>
        </table:table-row>
        <table:table-row table:style-name="Table3.1">
          <table:table-cell table:style-name="Table3.A1" office:value-type="string">
            <text:p text:style-name="P15">1.</text:p>
          </table:table-cell>
          <table:table-cell table:style-name="Table3.A1" office:value-type="string">
            <text:p text:style-name="P70"><text:span text:style-name="T81">Задание </text:span></text:p>
          </table:table-cell>
          <table:table-cell table:style-name="Table3.A1" office:value-type="string">
            <text:p text:style-name="P23">6</text:p>
          </table:table-cell>
        </table:table-row>
        <table:table-row table:style-name="Table3.1">
          <table:table-cell table:style-name="Table3.A1" office:value-type="string">
            <text:p text:style-name="P15">2.</text:p>
          </table:table-cell>
          <table:table-cell table:style-name="Table3.A1" office:value-type="string">
            <text:p text:style-name="P69">Исходный код</text:p>
          </table:table-cell>
          <table:table-cell table:style-name="Table3.A1" office:value-type="string">
            <text:p text:style-name="P76">7</text:p>
          </table:table-cell>
        </table:table-row>
        <table:table-row table:style-name="Table3.1">
          <table:table-cell table:style-name="Table3.A1" office:value-type="string">
            <text:p text:style-name="P51">2.1.</text:p>
          </table:table-cell>
          <table:table-cell table:style-name="Table3.A1" office:value-type="string">
            <text:p text:style-name="P69">Файл <text:span text:style-name="T63">main.c</text:span></text:p>
          </table:table-cell>
          <table:table-cell table:style-name="Table3.A1" office:value-type="string">
            <text:p text:style-name="P76">7</text:p>
          </table:table-cell>
        </table:table-row>
        <table:table-row table:style-name="Table3.1">
          <table:table-cell table:style-name="Table3.A1" office:value-type="string">
            <text:p text:style-name="P51">2.2.</text:p>
          </table:table-cell>
          <table:table-cell table:style-name="Table3.A1" office:value-type="string">
            <text:p text:style-name="P69">Файлы text.h и text.c</text:p>
          </table:table-cell>
          <table:table-cell table:style-name="Table3.A1" office:value-type="string">
            <text:p text:style-name="P74">7</text:p>
          </table:table-cell>
        </table:table-row>
        <table:table-row table:style-name="Table3.1">
          <table:table-cell table:style-name="Table3.A1" office:value-type="string">
            <text:p text:style-name="P86">2.3</text:p>
          </table:table-cell>
          <table:table-cell table:style-name="Table3.A1" office:value-type="string">
            <text:p text:style-name="P69">Файлы text_func.h и text_func.c</text:p>
          </table:table-cell>
          <table:table-cell table:style-name="Table3.A1" office:value-type="string">
            <text:p text:style-name="P74">7</text:p>
          </table:table-cell>
        </table:table-row>
        <table:table-row table:style-name="Table3.1">
          <table:table-cell table:style-name="Table3.A1" office:value-type="string">
            <text:p text:style-name="P86">2.4</text:p>
          </table:table-cell>
          <table:table-cell table:style-name="Table3.A1" office:value-type="string">
            <text:p text:style-name="P69">Файл Makefile</text:p>
          </table:table-cell>
          <table:table-cell table:style-name="Table3.A1" office:value-type="string">
            <text:p text:style-name="P74">7</text:p>
          </table:table-cell>
        </table:table-row>
        <table:table-row table:style-name="Table3.1">
          <table:table-cell table:style-name="Table3.A1" office:value-type="string">
            <text:p text:style-name="P15">3.</text:p>
          </table:table-cell>
          <table:table-cell table:style-name="Table3.A1" office:value-type="string">
            <text:p text:style-name="P72">Функции</text:p>
          </table:table-cell>
          <table:table-cell table:style-name="Table3.A1" office:value-type="string">
            <text:p text:style-name="P76">8</text:p>
          </table:table-cell>
        </table:table-row>
        <table:table-row table:style-name="Table3.1">
          <table:table-cell table:style-name="Table3.A1" office:value-type="string">
            <text:p text:style-name="P51">3.1.</text:p>
          </table:table-cell>
          <table:table-cell table:style-name="Table3.A1" office:value-type="string">
            <text:p text:style-name="P71">Функции read_sentence () и read_text ()</text:p>
          </table:table-cell>
          <table:table-cell table:style-name="Table3.A1" office:value-type="string">
            <text:p text:style-name="P76">8</text:p>
          </table:table-cell>
        </table:table-row>
        <table:table-row table:style-name="Table3.1">
          <table:table-cell table:style-name="Table3.A1" office:value-type="string">
            <text:p text:style-name="P51">3.2.</text:p>
          </table:table-cell>
          <table:table-cell table:style-name="Table3.A1" office:value-type="string">
            <text:p text:style-name="P71">Функции print_sentence () и print_text ()</text:p>
          </table:table-cell>
          <table:table-cell table:style-name="Table3.A1" office:value-type="string">
            <text:p text:style-name="P74">8</text:p>
          </table:table-cell>
        </table:table-row>
        <table:table-row table:style-name="Table3.1">
          <table:table-cell table:style-name="Table3.A1" office:value-type="string">
            <text:p text:style-name="P86">3.3</text:p>
          </table:table-cell>
          <table:table-cell table:style-name="Table3.A1" office:value-type="string">
            <text:p text:style-name="P71">Функции обработки</text:p>
          </table:table-cell>
          <table:table-cell table:style-name="Table3.A1" office:value-type="string">
            <text:p text:style-name="P74">8</text:p>
          </table:table-cell>
        </table:table-row>
        <table:table-row table:style-name="Table3.1">
          <table:table-cell table:style-name="Table3.A1" office:value-type="string">
            <text:p text:style-name="P86">3.4</text:p>
          </table:table-cell>
          <table:table-cell table:style-name="Table3.A1" office:value-type="string">
            <text:p text:style-name="P71">Функция main()</text:p>
          </table:table-cell>
          <table:table-cell table:style-name="Table3.A1" office:value-type="string">
            <text:p text:style-name="P74">8</text:p>
          </table:table-cell>
        </table:table-row>
        <table:table-row table:style-name="Table3.1">
          <table:table-cell table:style-name="Table3.A1" office:value-type="string">
            <text:p text:style-name="P73">4</text:p>
          </table:table-cell>
          <table:table-cell table:style-name="Table3.A1" office:value-type="string">
            <text:p text:style-name="P61">Тестирование</text:p>
          </table:table-cell>
          <table:table-cell table:style-name="Table3.A1" office:value-type="string">
            <text:p text:style-name="P76">9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5">Заключение</text:p>
          </table:table-cell>
          <table:table-cell table:style-name="Table3.A1" office:value-type="string">
            <text:p text:style-name="P75"><text:span text:style-name="T81">10</text:span></text:p>
          </table:table-cell>
        </table:table-row>
        <table:table-row table:style-name="Table3.1"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70">Приложение А. Исходный код</text:p>
          </table:table-cell>
          <table:table-cell table:style-name="Table3.A1" office:value-type="string">
            <text:p text:style-name="P76">11</text:p>
          </table:table-cell>
        </table:table-row>
      </table:table>
      <text:p text:style-name="P85"><text:span text:style-name="T6">введение</text:span></text:p>
      <text:p text:style-name="P78">Цель работы:</text:p>
      <text:p text:style-name="P38"><text:span text:style-name="T28">Ре</text:span><text:span text:style-name="T37">а</text:span><text:span text:style-name="T28">лизовать</text:span><text:span text:style-name="T14"> программ</text:span><text:span text:style-name="T23">у</text:span><text:span text:style-name="T14"> на языке программирования Си</text:span><text:span text:style-name="T23">. Программа должна выполнять преобразования</text:span><text:span text:style-name="T14"> с </text:span><text:span text:style-name="T23">введенным </text:span><text:span text:style-name="T14">текстом </text:span><text:span text:style-name="T23">в зависимости от пользовательского ввода</text:span><text:span text:style-name="T14">.</text:span></text:p>
      <text:p text:style-name="P38"><text:span text:style-name="T14">Для написания программы необходимо</text:span><text:span text:style-name="T44">:</text:span></text:p>
      <text:list xml:id="list419600442" text:style-name="WW8Num9">
        <text:list-item>
          <text:p text:style-name="P59">Изуч<text:span text:style-name="T73">ить</text:span> стандартн<text:span text:style-name="T73">ую</text:span> библиотек<text:span text:style-name="T73">у</text:span> языка Си.</text:p>
        </text:list-item>
        <text:list-item>
          <text:p text:style-name="P59">Изуч<text:span text:style-name="T73">ить</text:span> инструмент<text:span text:style-name="T73">ы</text:span> работы с динамической памятью.</text:p>
        </text:list-item>
        <text:list-item>
          <text:p text:style-name="P64"><text:span text:style-name="T14">Изуч</text:span><text:span text:style-name="T23">ить</text:span><text:span text:style-name="T14"> </text:span><text:span text:style-name="T23">б</text:span><text:span text:style-name="T14">иблиотек</text:span><text:span text:style-name="T23">у</text:span><text:span text:style-name="T14"> </text:span><text:span text:style-name="T44">wchar</text:span><text:span text:style-name="T14">.</text:span><text:span text:style-name="T44">h</text:span><text:span text:style-name="T14">.</text:span></text:p>
        </text:list-item>
        <text:list-item>
          <text:p text:style-name="P64"><text:span text:style-name="T14">Изуч</text:span><text:span text:style-name="T23">ить</text:span><text:span text:style-name="T14"> </text:span><text:span text:style-name="T23">утилиту</text:span><text:span text:style-name="T14"> </text:span><text:span text:style-name="T44">Make</text:span><text:span text:style-name="T14">.</text:span></text:p>
        </text:list-item>
        <text:list-item>
          <text:p text:style-name="P64"><text:span text:style-name="T14">Изуч</text:span><text:span text:style-name="T23">ить </text:span><text:span text:style-name="T28">структуры </text:span><text:span text:style-name="T23">в Си</text:span><text:span text:style-name="T14">.</text:span></text:p>
        </text:list-item>
        <text:list-item>
          <text:p text:style-name="P59">Создан<text:span text:style-name="T73">ать</text:span> функций для ввода и вывода текста.</text:p>
        </text:list-item>
        <text:list-item>
          <text:p text:style-name="P64"><text:span text:style-name="T23">Разделенить программу на файлы и </text:span><text:span text:style-name="T14">созда</text:span><text:span text:style-name="T23">ть</text:span><text:span text:style-name="T14"> заголовочны</text:span><text:span text:style-name="T23">е</text:span><text:span text:style-name="T14"> файл</text:span><text:span text:style-name="T23">ы</text:span><text:span text:style-name="T14">.</text:span></text:p>
        </text:list-item>
        <text:list-item>
          <text:p text:style-name="P59"><text:span text:style-name="T73">Провести т</text:span>естирование программы.</text:p>
        </text:list-item>
      </text:list>
      <text:p text:style-name="P32"><text:span text:style-name="T1">1. </text:span><text:span text:style-name="T4">задание</text:span></text:p>
      <text:p text:style-name="P79"><text:bookmark text:name="docs-internal-guid-18900c8a-7fff-6a8a-fa9b-8e371f161523"/>Вариант 1</text:p>
      <text:h text:style-name="P54" text:outline-level="3"><text:span text:style-name="T59">Программе на вход подается текст (текст представляет собой предложения, разделенные точкой. Предложения - набор слов, разделенные пробелом или запятой, слова - набор латинских или </text:span><text:span text:style-name="T62">кириллических</text:span><text:span text:style-name="T61"> </text:span><text:span text:style-name="T59">букв, цифр и других символов кроме точки, пробела или запятой) Длина текста и каждого предложения заранее не известна. Для хранения предложения и для хранения текста требуется реализовать структуры Sentence и Text</text:span><text:span text:style-name="T60">.</text:span></text:h>
      <text:h text:style-name="P88" text:outline-level="3">Программа должна сохранить (считать) текст в виде динамического массива предложений и оперировать далее только с ним. Функции обработки также должны принимать на вход либо текст (Text), либо предложение (Sentence).</text:h>
      <text:h text:style-name="P53" text:outline-level="3">Программа должна найти и удалить все повторно встречающиеся предложения (сравнивать их следует посимвольно, но без учета регистра).</text:h>
      <text:h text:style-name="P53" text:outline-level="3">Далее, программа должна запрашивать у пользователя одно из следующих доступных действий (программа должна печатать для этого подсказку. Также следует предусмотреть возможность выхода из программы):</text:h>
      <text:list xml:id="list2835791258" text:style-name="L2">
        <text:list-item>
          <text:h text:style-name="P89" text:outline-level="3">Вывести все предложения, которые являются анаграммами друг для друга. Учитывать надо только буквы и цифры. </text:h>
        </text:list-item>
        <text:list-item>
          <text:h text:style-name="P89" text:outline-level="3">Отсортировать предложения (фактически, массив структур) по количеству заглавных букв в предложении.</text:h>
        </text:list-item>
        <text:list-item>
          <text:h text:style-name="P89" text:outline-level="3">Заменить каждую гласную буквы двумя другими буквами идущими следующими по алфавиту. Например, “ясЕнь” должно быть преобразовано в “абсЁЖнь”.</text:h>
        </text:list-item>
        <text:list-item>
          <text:h text:style-name="P89" text:outline-level="3">Заменить все вхождения одного слова (заданного пользователем) на другое слово (заданного пользователем).</text:h>
        </text:list-item>
      </text:list>
      <text:h text:style-name="P53" text:outline-level="3">Все сортировки и операции со строками должны осуществляться с использованием функций стандартной библиотеки.</text:h>
      <text:h text:style-name="P53" text:outline-level="3">Каждую подзадачу следует вынести в отдельную функцию, функции сгруппировать в несколько файлов (например, функции обработки текста в один, функции ввода/вывода в другой). Также, должен быть написан Makefile.</text:h>
      <text:p text:style-name="P35"/>
      <text:p text:style-name="P32"><text:span text:style-name="T8">2</text:span><text:span text:style-name="T1">. </text:span><text:span text:style-name="T2">Исходный код</text:span></text:p>
      <text:p text:style-name="P8"/>
      <text:p text:style-name="P48"><text:span text:style-name="T76">2.1. </text:span><text:span text:style-name="T77">Файл main.c</text:span></text:p>
      <text:p text:style-name="P49">Файл main.c является основным файлом программы. В main.c вводятся данные, <text:span text:style-name="T78">и выполняется обработка текста</text:span>.</text:p>
      <text:p text:style-name="P42"><text:span text:style-name="T48">2.2. </text:span><text:span text:style-name="T9">Файлы</text:span><text:span text:style-name="T48"> </text:span><text:span text:style-name="T49">text</text:span><text:span text:style-name="T48">.</text:span><text:span text:style-name="T49">h</text:span><text:span text:style-name="T48"> </text:span><text:span text:style-name="T9">и</text:span><text:span text:style-name="T48"> </text:span><text:span text:style-name="T49">text</text:span><text:span text:style-name="T48">.</text:span><text:span text:style-name="T49">c</text:span></text:p>
      <text:p text:style-name="P36"><text:span text:style-name="T16">В ф</text:span><text:span text:style-name="T15">айл</text:span><text:span text:style-name="T16">ах</text:span><text:span text:style-name="T15"> </text:span><text:span text:style-name="T30">text.h</text:span><text:span text:style-name="T15"> и </text:span><text:span text:style-name="T30">text.c реализованы </text:span><text:span text:style-name="T15">ввод и вывод </text:span><text:span text:style-name="T16">д</text:span><text:span text:style-name="T15">анных.</text:span></text:p>
      <text:p text:style-name="P39"><text:span text:style-name="T15">В </text:span><text:span text:style-name="T17">этих </text:span><text:span text:style-name="T15">файл</text:span><text:span text:style-name="T17">ах</text:span><text:span text:style-name="T31"> определены структуры Sentence_t и Text_t, </text:span><text:span text:style-name="T17">реализованы </text:span><text:span text:style-name="T15">функции <text:s/></text:span><text:span text:style-name="T17">чтения </text:span><text:span text:style-name="T15">read_sentence () </text:span><text:span text:style-name="T17">и </text:span><text:span text:style-name="T15">read_text (), </text:span><text:span text:style-name="T17">функции печати </text:span><text:span text:style-name="T15">print_sentence () </text:span><text:span text:style-name="T17">и </text:span><text:span text:style-name="T15">print_text (), </text:span><text:span text:style-name="T17">функция сравнения предложений.</text:span></text:p>
      <text:p text:style-name="P36"><text:span text:style-name="T9">2.3. Файлы </text:span><text:span text:style-name="T40">text_</text:span><text:span text:style-name="T48">func</text:span><text:span text:style-name="T9">.</text:span><text:span text:style-name="T50">h</text:span><text:span text:style-name="T9"> и </text:span><text:span text:style-name="T40">text_</text:span><text:span text:style-name="T39">func.</text:span><text:span text:style-name="T40">c</text:span></text:p>
      <text:p text:style-name="P39"><text:span text:style-name="T16">В ф</text:span><text:span text:style-name="T15">айл</text:span><text:span text:style-name="T16">ах</text:span><text:span text:style-name="T15"> text_func.h и text_func.c</text:span><text:span text:style-name="T30"> реализованы </text:span><text:span text:style-name="T31">функции обработки теста </text:span><text:span text:style-name="T15">.</text:span></text:p>
      <text:p text:style-name="P39"><text:span text:style-name="T15">В </text:span><text:span text:style-name="T17">этих </text:span><text:span text:style-name="T15">файл</text:span><text:span text:style-name="T17">ах</text:span><text:span text:style-name="T31"> </text:span><text:span text:style-name="T17">реализованы </text:span><text:span text:style-name="T31">следующие </text:span><text:span text:style-name="T15">функции: </text:span>delete_duplicates () - <text:span text:style-name="T79">функция, удаляющая повторяющиеся предложения из текста; </text:span>print_anagrams () - <text:span text:style-name="T79">функция, выводящая анаграммы в тексте; </text:span>cap_sort () - <text:span text:style-name="T79">функция, соритрующая текст по количеству загавынх слов в предолжениях; </text:span>vowels_shift () - <text:span text:style-name="T79">функция, заменяющая гласные буквы соответственно заданию; </text:span>snt_vowels_shift () <text:span text:style-name="T79">подфункция предыдущей функциии для одного предложения; </text:span>snt_find_and_replace () <text:span text:style-name="T66">- </text:span><text:span text:style-name="T67">find-and-replace функция; </text:span>check_anagram () - <text:span text:style-name="T80">функция, проверяющая, являются ли предложения анаграмами; </text:span>cap_cmp () - <text:span text:style-name="T80">функция, сравнивающая предложения по количеству загавных букв.</text:span></text:p>
      <text:p text:style-name="P42"><text:span text:style-name="T9">2.</text:span><text:span text:style-name="T10">4</text:span><text:span text:style-name="T48">. </text:span><text:span text:style-name="T9">Файл </text:span><text:span text:style-name="T48">Makefile</text:span></text:p>
      <text:p text:style-name="P36"><text:span text:style-name="T45">Makefile</text:span><text:span text:style-name="T15"> </text:span><text:span text:style-name="T18">используется утилитой </text:span><text:span text:style-name="T32">make для </text:span><text:span text:style-name="T15">компиляци</text:span><text:span text:style-name="T18">и</text:span><text:span text:style-name="T15"> всей программы.</text:span></text:p>
      <text:p text:style-name="P45"/>
      <text:p text:style-name="P32"><text:span text:style-name="T1">3. </text:span><text:span text:style-name="T3">Функции</text:span></text:p>
      <text:p text:style-name="P8"/>
      <text:p text:style-name="P44"><text:span text:style-name="T9">3.1. Функци</text:span><text:span text:style-name="T11">и</text:span><text:span text:style-name="T9"> read_sentence () </text:span><text:span text:style-name="T10">и </text:span><text:span text:style-name="T9">read_text ()</text:span></text:p>
      <text:p text:style-name="P41"><text:span text:style-name="T33">Функции принимают поток и считывают из него предложение или текст соответственно</text:span><text:span text:style-name="T15">. </text:span><text:span text:style-name="T19">Считывание предложения заканчивается </text:span><text:span text:style-name="T33">символом перевода строки, точкой, или концом файла. Считывание текста заканчивается при считывании пустого предложения. Считывание предложений производится посимвольно, а считывание текст – есть считвывание предложений в цикле. Параллельно со считыванием заполняются поля создаваемых структур “текст” и “предложение”.</text:span></text:p>
      <text:p text:style-name="P44"><text:span text:style-name="T48">3.2. </text:span><text:span text:style-name="T9">Функци</text:span><text:span text:style-name="T11">и</text:span><text:span text:style-name="T48"> print_sentence () </text:span><text:span text:style-name="T41">и </text:span><text:span text:style-name="T48">print_text </text:span><text:span text:style-name="T51">(</text:span><text:span text:style-name="T48">)</text:span></text:p>
      <text:p text:style-name="P40"><text:span text:style-name="T19">Выводят на экран</text:span><text:span text:style-name="T15"> </text:span><text:span text:style-name="T19">предложение и текст соответственно.</text:span></text:p>
      <text:p text:style-name="P43"><text:span text:style-name="T48">3.</text:span><text:span text:style-name="T9">3. Функци</text:span><text:span text:style-name="T12">и</text:span><text:span text:style-name="T9"> </text:span><text:span text:style-name="T42">обработки</text:span></text:p>
      <text:p text:style-name="P40"><text:span text:style-name="T15">Функци</text:span><text:span text:style-name="T20">и реализованы с использованием стандартных библиотек и <text:s/>алгоритмы их действия не нуждаются в подробном описании</text:span><text:span text:style-name="T15">.</text:span></text:p>
      <text:p text:style-name="P43"><text:span text:style-name="T9">3.</text:span><text:span text:style-name="T42">4</text:span><text:span text:style-name="T9">. Функция </text:span><text:span text:style-name="T48">main()</text:span></text:p>
      <text:p text:style-name="P40"><text:span text:style-name="T34">Ф</text:span><text:span text:style-name="T15">ункция </text:span><text:span text:style-name="T34">main, реализует пользовательский интерфейс и соответственно пользовательскому вводу вызывает соответствующие функции обработки теста</text:span><text:span text:style-name="T15">.</text:span></text:p>
      <text:p text:style-name="P34">4. <text:span text:style-name="T68">тестирование </text:span>программы</text:p>
      <text:p text:style-name="P81"><text:span text:style-name="T21">Файл </text:span><text:span text:style-name="T35">input_text.txt:</text:span></text:p>
      <text:p text:style-name="P81"><text:span text:style-name="T35">Она раздавлена — все Больн1о.1Она разДАвлена — все больно. 2Она РАздаВЛена — все больно. Она раз1давлена — все Больно.</text:span></text:p>
      <text:p text:style-name="P81"><text:span text:style-name="T15">Входные данные:</text:span></text:p>
      <text:p text:style-name="P80"><text:span text:style-name="T75">input_</text:span><text:span text:style-name="T74">text.txt</text:span></text:p>
      <text:p text:style-name="P80"><text:span text:style-name="T74">1</text:span></text:p>
      <text:p text:style-name="P80"><text:span text:style-name="T74">2</text:span></text:p>
      <text:p text:style-name="P80"><text:span text:style-name="T74">5</text:span></text:p>
      <text:p text:style-name="P80"><text:span text:style-name="T74">3</text:span></text:p>
      <text:p text:style-name="P80"><text:span text:style-name="T74">5</text:span></text:p>
      <text:p text:style-name="P80"><text:span text:style-name="T15">Выходные данные:</text:span></text:p>
      <text:p text:style-name="P82"><text:span text:style-name="T74">Печать текста:</text:span></text:p>
      <text:p text:style-name="P81"><text:span text:style-name="T74">Она раздавлена — все Больн1о.1Она разДАвлена — все больно. 2Она РАздаВЛена — все больно. Она раз1давлена — все Больно.</text:span></text:p>
      <text:p text:style-name="P81"><text:span text:style-name="T74"/></text:p>
      <text:p text:style-name="P83"><text:span text:style-name="T74">Анаграммы:</text:span></text:p>
      <text:p text:style-name="P81"><text:span text:style-name="T74">[0|0]:Она раздавлена — все Больн1о.</text:span></text:p>
      <text:p text:style-name="P81"><text:span text:style-name="T74">[0|3]: Она раз1давлена — все Больно.</text:span></text:p>
      <text:p text:style-name="P83"><text:span text:style-name="T74">Сортировка:</text:span></text:p>
      <text:p text:style-name="P81"><text:span text:style-name="T74"><text:s/>2Она РАздаВЛена — все больно.1Она разДАвлена — все больно.Она раздавлена — все Больн1о. Она раз1давлена — все Больно.</text:span></text:p>
      <text:p text:style-name="P83"><text:span text:style-name="T74">Замена гласных:</text:span></text:p>
      <text:p text:style-name="P81"><text:span text:style-name="T74"><text:s/>2ПРнбв РБВздбвВЛжзнбв — всжз бпрльнпр.1ПРнбв рбвзДБВвлжзнбв — всжз бпрльнпр.ПРнбв рбвздбввлжзнбв — всжз Бпрльн1пр. ПРнбв рбвз1дбввлжзнбв — всжз Бпрльнпр.</text:span></text:p>
      <text:p text:style-name="P80"><text:span text:style-name="T21"/></text:p>
      <text:p text:style-name="P80"><text:span text:style-name="T36">Обработка выполнена </text:span><text:span text:style-name="T21">корректна</text:span><text:span text:style-name="T15">.</text:span></text:p>
      <text:p text:style-name="P80"><text:span text:style-name="T15"/></text:p>
      <text:p text:style-name="P9"/>
      <text:p text:style-name="P13"><text:soft-page-break/><text:span text:style-name="T6">заключение</text:span></text:p>
      <text:p text:style-name="P50"><text:span text:style-name="T14">Был</text:span><text:span text:style-name="T24">и</text:span><text:span text:style-name="T14"> изучены </text:span><text:span text:style-name="T24">основы работы со стандартной</text:span><text:span text:style-name="T14"> библиотек</text:span><text:span text:style-name="T24">ой</text:span><text:span text:style-name="T14"> языка программирования Си. </text:span><text:span text:style-name="T24">Релизованы </text:span><text:span text:style-name="T14">функции </text:span><text:span text:style-name="T24">согласно </text:span><text:span text:style-name="T14">условию задания. Функции были разделены на несколько файлов для удобной работы с ними. Был написан </text:span><text:span text:style-name="T44">Makefile</text:span><text:span text:style-name="T14"> для быстрой компиляции проекта.</text:span></text:p>
      <text:p text:style-name="P33">приложение А</text:p>
      <text:p text:style-name="P66">Исходный код</text:p>
      <text:p text:style-name="P7"/>
      <text:list xml:id="list1687070350" text:style-name="WW8Num10">
        <text:list-item>
          <text:p text:style-name="P67"><text:span text:style-name="T7">Файл </text:span><text:span text:style-name="T46">main.c:</text:span></text:p>
        </text:list-item>
      </text:list>
      <text:p text:style-name="P20">##include &lt;stdio.h&gt;</text:p>
      <text:p text:style-name="P20">#include &lt;stdlib.h&gt;</text:p>
      <text:p text:style-name="P20">#include &lt;string.h&gt;</text:p>
      <text:p text:style-name="P20">#include &lt;wchar.h&gt;</text:p>
      <text:p text:style-name="P20">#include &lt;wctype.h&gt;</text:p>
      <text:p text:style-name="P20">#include &lt;locale.h&gt;</text:p>
      <text:p text:style-name="P20">#include "text.h"</text:p>
      <text:p text:style-name="P20">#include "text_func.h"</text:p>
      <text:p text:style-name="P20"/>
      <text:p text:style-name="P20">int main ()</text:p>
      <text:p text:style-name="P20">{</text:p>
      <text:p text:style-name="P20"><text:s text:c="4"/>FILE *pFile;</text:p>
      <text:p text:style-name="P20"><text:s text:c="4"/>Text_t *text;</text:p>
      <text:p text:style-name="P20"><text:s text:c="4"/>setlocale (LC_ALL, "");</text:p>
      <text:p text:style-name="P20"/>
      <text:p text:style-name="P20"><text:s text:c="4"/>/* READ TEXT BEGIN */</text:p>
      <text:p text:style-name="P20"><text:s text:c="4"/>fputws(L"Hi there!\nEnter filename with your text (not longer than 100):\n", stdout);</text:p>
      <text:p text:style-name="P20"><text:s text:c="4"/>wchar_t wfile_path[100];</text:p>
      <text:p text:style-name="P20"><text:s text:c="4"/>char file_path[100];</text:p>
      <text:p text:style-name="P20"/>
      <text:p text:style-name="P20"><text:s text:c="4"/>while(1) {</text:p>
      <text:p text:style-name="P20"><text:s text:c="8"/>fgetws(wfile_path, 100, stdin);</text:p>
      <text:p text:style-name="P20"/>
      <text:p text:style-name="P20"><text:s text:c="8"/>if (!wcstombs(file_path, wfile_path, sizeof(file_path)))</text:p>
      <text:p text:style-name="P20"><text:s text:c="8"/>{</text:p>
      <text:p text:style-name="P20"><text:s text:c="12"/>fputws(L"Something went wrong... Try again!\n", stdout);</text:p>
      <text:p text:style-name="P20"><text:s text:c="12"/>continue;</text:p>
      <text:p text:style-name="P20"><text:s text:c="8"/>}</text:p>
      <text:p text:style-name="P20"/>
      <text:p text:style-name="P20"><text:s text:c="8"/>for (int i = 0; file_path[i]; i++)</text:p>
      <text:p text:style-name="P20"><text:s text:c="8"/>{ <text:s text:c="2"/>if (file_path[i] == '\n'){</text:p>
      <text:p text:style-name="P20"><text:s text:c="16"/>file_path[i] = '\0';</text:p>
      <text:p text:style-name="P20"><text:s text:c="16"/>break;</text:p>
      <text:p text:style-name="P20"><text:s text:c="8"/>}}</text:p>
      <text:p text:style-name="P20"><text:s text:c="8"/>pFile = fopen(file_path, "r");</text:p>
      <text:p text:style-name="P20"><text:s text:c="8"/>if (pFile) {</text:p>
      <text:p text:style-name="P20"><text:s text:c="12"/>text = read_text(pFile);</text:p>
      <text:p text:style-name="P20"><text:s text:c="12"/>fclose(pFile);</text:p>
      <text:p text:style-name="P20"><text:soft-page-break/><text:s text:c="12"/>break;</text:p>
      <text:p text:style-name="P20"><text:s text:c="8"/>}</text:p>
      <text:p text:style-name="P20"><text:s text:c="8"/>fputws(L"Something went wrong... Try again!\n", stdout);</text:p>
      <text:p text:style-name="P20"><text:s text:c="4"/>}</text:p>
      <text:p text:style-name="P20"><text:s text:c="4"/>/* READ TEXT END */</text:p>
      <text:p text:style-name="P20"/>
      <text:p text:style-name="P20"><text:s text:c="4"/>delete_duplicates (text);</text:p>
      <text:p text:style-name="P20"/>
      <text:p text:style-name="P20"><text:s text:c="4"/>wchar_t *tip = L"Type number 0-5 to choose an option!\n0 : to finish the program\n1 : show all anagrams in the text\n2 : to sort sentences of the text by the number of capital letters on each one\n3 : to replace every vowels with two following letters of alphabet\n4 : \"Find &amp; Replace All\" option\n5 : to show the text\n6 : to show this tip again\n";</text:p>
      <text:p text:style-name="P20"><text:s text:c="4"/>fputws(tip, stdout);</text:p>
      <text:p text:style-name="P20"/>
      <text:p text:style-name="P20"><text:s text:c="4"/>char command;</text:p>
      <text:p text:style-name="P20"><text:s text:c="4"/>do</text:p>
      <text:p text:style-name="P20"><text:s text:c="4"/>{</text:p>
      <text:p text:style-name="P20"><text:s text:c="8"/>wchar_t tmp[100];</text:p>
      <text:p text:style-name="P20"><text:s text:c="8"/>fgetws(tmp, 100, stdin);</text:p>
      <text:p text:style-name="P20"><text:s text:c="8"/>command = tmp[0];</text:p>
      <text:p text:style-name="P20"><text:s text:c="8"/>switch (command)</text:p>
      <text:p text:style-name="P20"><text:s text:c="8"/>{</text:p>
      <text:p text:style-name="P20"><text:s text:c="12"/>case '0':</text:p>
      <text:p text:style-name="P20"><text:s text:c="16"/>fputws(L"Bye!\n", stdout);</text:p>
      <text:p text:style-name="P20"><text:s text:c="16"/>break;</text:p>
      <text:p text:style-name="P20"><text:s text:c="12"/>case '1':</text:p>
      <text:p text:style-name="P20"><text:s text:c="16"/>print_anagrams(text);</text:p>
      <text:p text:style-name="P20"><text:s text:c="16"/>fputws(L"Done! Type next command to continue. (6 to show the tip)\n", stdout);</text:p>
      <text:p text:style-name="P20"><text:s text:c="16"/>break;</text:p>
      <text:p text:style-name="P20"><text:s text:c="12"/>case '2':</text:p>
      <text:p text:style-name="P20"><text:s text:c="16"/>cap_sort(text);</text:p>
      <text:p text:style-name="P20"><text:s text:c="16"/>fputws(L"Done! Type next command to continue. (6 to show the tip)\n", stdout);</text:p>
      <text:p text:style-name="P20"><text:s text:c="16"/>break;</text:p>
      <text:p text:style-name="P20"><text:s text:c="12"/>case '3':</text:p>
      <text:p text:style-name="P20"><text:s text:c="16"/>vowels_shift(text);</text:p>
      <text:p text:style-name="P20"><text:s text:c="16"/>fputws(L"Done! Type next command to continue. (6 to show the tip)\n", stdout);</text:p>
      <text:p text:style-name="P20"><text:s text:c="16"/>break;</text:p>
      <text:p text:style-name="P20"><text:s text:c="12"/>case '4':</text:p>
      <text:p text:style-name="P20"><text:s text:c="16"/>fputws(L"Enter word to replace:\n", stdout);</text:p>
      <text:p text:style-name="P20"><text:s text:c="16"/>wchar_t old[101];</text:p>
      <text:p text:style-name="P20"><text:soft-page-break/><text:s text:c="16"/>fgetws(old, 100, stdin);</text:p>
      <text:p text:style-name="P20"><text:s text:c="16"/>for (int i = 0; old[i]; i++)</text:p>
      <text:p text:style-name="P20"><text:s text:c="16"/>{ <text:s text:c="2"/>if (old[i] == '\n'){</text:p>
      <text:p text:style-name="P20"><text:s text:c="24"/>old[i] = '\0';</text:p>
      <text:p text:style-name="P20"><text:s text:c="24"/>break;</text:p>
      <text:p text:style-name="P20"><text:s text:c="16"/>}}</text:p>
      <text:p text:style-name="P20"><text:s text:c="16"/>fputws(L"Enter word to replace with:\n", stdout);</text:p>
      <text:p text:style-name="P20"><text:s text:c="16"/>wchar_t new[101];</text:p>
      <text:p text:style-name="P20"><text:s text:c="16"/>fgetws(new, 100, stdin);</text:p>
      <text:p text:style-name="P20"><text:s text:c="16"/>for (int i = 0; new[i]; i++)</text:p>
      <text:p text:style-name="P20"><text:s text:c="16"/>{ <text:s text:c="2"/>if (new[i] == '\n'){</text:p>
      <text:p text:style-name="P20"><text:s text:c="24"/>new[i] = '\0';</text:p>
      <text:p text:style-name="P20"><text:s text:c="24"/>break;</text:p>
      <text:p text:style-name="P20"><text:s text:c="16"/>}}</text:p>
      <text:p text:style-name="P20"><text:s text:c="16"/>for (int i = 0; i &lt; text-&gt;len; i++)</text:p>
      <text:p text:style-name="P20"><text:s text:c="16"/>{</text:p>
      <text:p text:style-name="P20"><text:s text:c="20"/>snt_find_and_replace(text-&gt;sentences[i], old, new);</text:p>
      <text:p text:style-name="P20"><text:s text:c="16"/>}</text:p>
      <text:p text:style-name="P20"><text:s text:c="16"/>fputws(L"Done! Type next command to continue. (6 to show the tip)\n", stdout);</text:p>
      <text:p text:style-name="P20"><text:s text:c="16"/>break;</text:p>
      <text:p text:style-name="P20"><text:s text:c="12"/>case '5':</text:p>
      <text:p text:style-name="P20"><text:s text:c="16"/>print_text(*text);</text:p>
      <text:p text:style-name="P20"><text:s text:c="16"/>fputws(L"Done! Type next command to continue. (6 to show the tip)\n", stdout);</text:p>
      <text:p text:style-name="P20"><text:s text:c="16"/>break;</text:p>
      <text:p text:style-name="P20"><text:s text:c="12"/>case '6':</text:p>
      <text:p text:style-name="P20"><text:s text:c="16"/>fputws(tip, stdout);</text:p>
      <text:p text:style-name="P20"><text:s text:c="16"/>break;</text:p>
      <text:p text:style-name="P20"><text:s text:c="12"/>default:</text:p>
      <text:p text:style-name="P20"><text:s text:c="16"/>fputws(L"Oops, you look like you misspelled something! Try again! Type 6 to show the tip\n", stdout);</text:p>
      <text:p text:style-name="P20"><text:s text:c="16"/>break;</text:p>
      <text:p text:style-name="P20"><text:s text:c="8"/>}</text:p>
      <text:p text:style-name="P20"><text:s text:c="4"/>} while (command != '0');</text:p>
      <text:p text:style-name="P20"><text:s text:c="4"/>for (int i = 0; i &lt; text-&gt;len; i++)</text:p>
      <text:p text:style-name="P20"><text:s text:c="4"/>{</text:p>
      <text:p text:style-name="P20"><text:s text:c="8"/>free ((text-&gt;sentences[i])-&gt;str);</text:p>
      <text:p text:style-name="P20"><text:s text:c="8"/>free (text-&gt;sentences[i]);</text:p>
      <text:p text:style-name="P20"><text:s text:c="4"/>}</text:p>
      <text:p text:style-name="P20"><text:s text:c="4"/>free(text-&gt;sentences);</text:p>
      <text:p text:style-name="P20"><text:s text:c="4"/>free(text);</text:p>
      <text:p text:style-name="P20"><text:s text:c="4"/>return 0;</text:p>
      <text:p text:style-name="P20">}</text:p>
      <text:list xml:id="list222957417665186" text:continue-numbering="true" text:style-name="WW8Num10">
        <text:list-item>
          <text:p text:style-name="P67"><text:soft-page-break/><text:span text:style-name="T47"><text:s/></text:span><text:span text:style-name="T8">Файл </text:span><text:span text:style-name="T43">text.h</text:span><text:span text:style-name="T47">:</text:span></text:p>
        </text:list-item>
      </text:list>
      <text:p text:style-name="P19">#ifndef TEXT_H</text:p>
      <text:p text:style-name="P19">#define TEXT_H</text:p>
      <text:p text:style-name="P19"/>
      <text:p text:style-name="P19"/>
      <text:p text:style-name="P19">/* includes */</text:p>
      <text:p text:style-name="P19">#include &lt;stdio.h&gt;</text:p>
      <text:p text:style-name="P19">#include &lt;stdlib.h&gt;</text:p>
      <text:p text:style-name="P19">#include &lt;string.h&gt;</text:p>
      <text:p text:style-name="P19">#include &lt;wchar.h&gt;</text:p>
      <text:p text:style-name="P19">#include &lt;wctype.h&gt;</text:p>
      <text:p text:style-name="P19">#include &lt;locale.h&gt;</text:p>
      <text:p text:style-name="P19"/>
      <text:p text:style-name="P19"/>
      <text:p text:style-name="P19">/* define structures */</text:p>
      <text:p text:style-name="P19">typedef struct</text:p>
      <text:p text:style-name="P19">{</text:p>
      <text:p text:style-name="P19"><text:s text:c="4"/>wchar_t *str;</text:p>
      <text:p text:style-name="P19"><text:s text:c="4"/>int len, size;</text:p>
      <text:p text:style-name="P19"><text:s text:c="4"/>int cap_c;</text:p>
      <text:p text:style-name="P19">} Sentence_t;</text:p>
      <text:p text:style-name="P19"/>
      <text:p text:style-name="P19">typedef struct</text:p>
      <text:p text:style-name="P19">{</text:p>
      <text:p text:style-name="P19"><text:s text:c="4"/>Sentence_t **sentences;</text:p>
      <text:p text:style-name="P19"><text:s text:c="4"/>int len, size;</text:p>
      <text:p text:style-name="P19">} Text_t;</text:p>
      <text:p text:style-name="P19"/>
      <text:p text:style-name="P19"/>
      <text:p text:style-name="P19">/* read functions */</text:p>
      <text:p text:style-name="P19">Sentence_t *read_sentence (FILE * stream);</text:p>
      <text:p text:style-name="P19">Text_t *read_text (FILE * stream);</text:p>
      <text:p text:style-name="P19"/>
      <text:p text:style-name="P19">/* print functions */</text:p>
      <text:p text:style-name="P19">void print_sentence (Sentence_t snt);</text:p>
      <text:p text:style-name="P19">void print_text (Text_t text);</text:p>
      <text:p text:style-name="P19"/>
      <text:p text:style-name="P19">/* comparator functions */</text:p>
      <text:p text:style-name="P19">int snt_str_cmp (void* snt1, void* snt2);</text:p>
      <text:p text:style-name="P19"/>
      <text:p text:style-name="P19">#endif</text:p>
      <text:p text:style-name="P19"/>
      <text:p text:style-name="P19">}</text:p>
      <text:p text:style-name="P19"/>
      <text:list xml:id="list222958119655232" text:continue-numbering="true" text:style-name="WW8Num10">
        <text:list-item>
          <text:p text:style-name="P67"><text:soft-page-break/><text:span text:style-name="T8">Файл </text:span><text:span text:style-name="T43">text</text:span><text:span text:style-name="T38">.</text:span><text:span text:style-name="T43">c</text:span><text:span text:style-name="T47">:</text:span></text:p>
        </text:list-item>
      </text:list>
      <text:p text:style-name="P19">#include "text.h"</text:p>
      <text:p text:style-name="P19"/>
      <text:p text:style-name="P19"/>
      <text:p text:style-name="P19">Sentence_t *read_sentence (FILE * stream)</text:p>
      <text:p text:style-name="P19">{</text:p>
      <text:p text:style-name="P19"><text:s text:c="4"/>Sentence_t *sent = realloc (NULL, sizeof(Sentence_t));</text:p>
      <text:p text:style-name="P19"><text:s text:c="4"/>sent-&gt;str = NULL; // wchar_t</text:p>
      <text:p text:style-name="P19"><text:s text:c="4"/>sent-&gt;len = 0; // int</text:p>
      <text:p text:style-name="P19"><text:s text:c="4"/>sent-&gt;size = 0; // int</text:p>
      <text:p text:style-name="P19"><text:s text:c="4"/>sent-&gt;cap_c = 0; // int</text:p>
      <text:p text:style-name="P19"><text:s text:c="4"/>wchar_t wc;</text:p>
      <text:p text:style-name="P19"><text:s text:c="4"/>do</text:p>
      <text:p text:style-name="P19"><text:s text:c="4"/>{</text:p>
      <text:p text:style-name="P19"><text:s text:c="8"/>wc = getwc (stream);</text:p>
      <text:p text:style-name="P19"><text:s text:c="8"/>if (sent-&gt; len == 0 &amp;&amp; wc == WEOF)</text:p>
      <text:p text:style-name="P19"><text:s text:c="12"/>return NULL;</text:p>
      <text:p text:style-name="P19"><text:s text:c="8"/>if (sent-&gt;len + 4 &gt;= sent-&gt;size)</text:p>
      <text:p text:style-name="P19"><text:s text:c="8"/>{ <text:s text:c="3"/></text:p>
      <text:p text:style-name="P19"><text:s text:c="12"/>sent-&gt;size += 64;</text:p>
      <text:p text:style-name="P19"><text:s text:c="12"/>wchar_t *tmp = (wchar_t*)realloc (sent-&gt;str, sent-&gt;size * sizeof(wchar_t));</text:p>
      <text:p text:style-name="P19"><text:s text:c="12"/>if (!tmp)</text:p>
      <text:p text:style-name="P19"><text:s text:c="12"/>{</text:p>
      <text:p text:style-name="P19"><text:s text:c="16"/>if (sent-&gt;len == 0)</text:p>
      <text:p text:style-name="P19"><text:s text:c="20"/>return NULL;</text:p>
      <text:p text:style-name="P19"><text:s text:c="16"/>else</text:p>
      <text:p text:style-name="P19"><text:s text:c="16"/>{</text:p>
      <text:p text:style-name="P19"><text:s text:c="20"/>sent-&gt;str[sent-&gt;len] = L'\0';</text:p>
      <text:p text:style-name="P19"><text:s text:c="20"/>return sent;</text:p>
      <text:p text:style-name="P19"><text:s text:c="16"/>}</text:p>
      <text:p text:style-name="P19"><text:s text:c="12"/>}</text:p>
      <text:p text:style-name="P19"><text:s text:c="12"/>sent-&gt;str = tmp;</text:p>
      <text:p text:style-name="P19"><text:s text:c="8"/>}</text:p>
      <text:p text:style-name="P19"><text:s text:c="8"/>if (wc)</text:p>
      <text:p text:style-name="P19"><text:s text:c="8"/>{</text:p>
      <text:p text:style-name="P19"><text:s text:c="12"/>if (iswupper (wc))</text:p>
      <text:p text:style-name="P19"><text:s text:c="16"/>sent-&gt;cap_c++;</text:p>
      <text:p text:style-name="P19"><text:s text:c="12"/>sent-&gt;str[sent-&gt;len++] = wc;</text:p>
      <text:p text:style-name="P19"><text:s text:c="8"/>}</text:p>
      <text:p text:style-name="P19"><text:s text:c="4"/>} while (wc != L'.' &amp;&amp; wc != L'\n' &amp;&amp; wc != WEOF);</text:p>
      <text:p text:style-name="P19"><text:s text:c="4"/>sent-&gt;str[sent-&gt;len] = L'\0';</text:p>
      <text:p text:style-name="P19"><text:s text:c="4"/>return sent;</text:p>
      <text:p text:style-name="P19">}</text:p>
      <text:p text:style-name="P19"/>
      <text:p text:style-name="P19"><text:soft-page-break/>Text_t *read_text (FILE * stream)</text:p>
      <text:p text:style-name="P19">{</text:p>
      <text:p text:style-name="P19"><text:s text:c="4"/>Text_t *text = realloc(NULL, sizeof(Text_t));</text:p>
      <text:p text:style-name="P19"><text:s text:c="4"/>text-&gt;sentences = NULL; // Sentence**</text:p>
      <text:p text:style-name="P19"><text:s text:c="4"/>text-&gt;len = 0; // int</text:p>
      <text:p text:style-name="P19"><text:s text:c="4"/>text-&gt; size = 0; // int</text:p>
      <text:p text:style-name="P19"><text:s text:c="4"/>Sentence_t *snt;</text:p>
      <text:p text:style-name="P19"><text:s text:c="4"/>while ((snt = read_sentence (stream)))</text:p>
      <text:p text:style-name="P19"><text:s text:c="4"/>{</text:p>
      <text:p text:style-name="P19"><text:s text:c="8"/>if (text-&gt;len + 4 &gt;= text-&gt;size)</text:p>
      <text:p text:style-name="P19"><text:s text:c="8"/>{</text:p>
      <text:p text:style-name="P19"><text:s text:c="12"/>text-&gt;size += 256;</text:p>
      <text:p text:style-name="P19"><text:s text:c="12"/>Sentence_t **tmp = (Sentence_t**)realloc (text-&gt;sentences, text-&gt;size * sizeof(Sentence_t*));</text:p>
      <text:p text:style-name="P19"><text:s text:c="12"/>if (!tmp)</text:p>
      <text:p text:style-name="P19"><text:s text:c="16"/>return text;</text:p>
      <text:p text:style-name="P19"><text:s text:c="12"/>text-&gt;sentences = tmp;</text:p>
      <text:p text:style-name="P19"><text:s text:c="8"/>}</text:p>
      <text:p text:style-name="P19"><text:s text:c="8"/>text-&gt;sentences[text-&gt;len++] = snt;</text:p>
      <text:p text:style-name="P19"><text:s text:c="4"/>}</text:p>
      <text:p text:style-name="P19"><text:s text:c="4"/>return text;</text:p>
      <text:p text:style-name="P19">}</text:p>
      <text:p text:style-name="P19"/>
      <text:p text:style-name="P19">void print_sentence (Sentence_t snt)</text:p>
      <text:p text:style-name="P19">{</text:p>
      <text:p text:style-name="P19"><text:s text:c="4"/>wprintf (L"%ls", snt.str);</text:p>
      <text:p text:style-name="P19">}</text:p>
      <text:p text:style-name="P19"/>
      <text:p text:style-name="P19">void print_text (Text_t text)</text:p>
      <text:p text:style-name="P19">{</text:p>
      <text:p text:style-name="P19"><text:s text:c="4"/>wprintf(L"~~~~~~~Text~~~~~~~\n");</text:p>
      <text:p text:style-name="P19"><text:s text:c="4"/>for(int i = 0; i &lt; text.len; i++)</text:p>
      <text:p text:style-name="P19"><text:s text:c="8"/>wprintf(L"%ls", text.sentences[i]-&gt;str);</text:p>
      <text:p text:style-name="P19"><text:s text:c="4"/>wprintf(L"\n~~~~~~~~~~~~~~~~~~\n");</text:p>
      <text:p text:style-name="P19">}</text:p>
      <text:p text:style-name="P19"/>
      <text:p text:style-name="P19">int snt_str_cmp (void* snt1, void* snt2)</text:p>
      <text:p text:style-name="P19">{</text:p>
      <text:p text:style-name="P19"><text:s text:c="4"/>wchar_t *p1 = (wchar_t *)snt1;</text:p>
      <text:p text:style-name="P19"><text:s text:c="4"/>wchar_t *p2 = (wchar_t *)snt2;</text:p>
      <text:p text:style-name="P19"/>
      <text:p text:style-name="P19"><text:s text:c="4"/>while ( *p1 &amp;&amp; *p1 == *p2 ) {p1++; p2++;}</text:p>
      <text:p text:style-name="P19"><text:s text:c="4"/>return (*p1 &gt; *p2) - (*p2 &gt; *p1);</text:p>
      <text:p text:style-name="P19">}</text:p>
      <text:list xml:id="list222959298832687" text:continue-numbering="true" text:style-name="WW8Num10">
        <text:list-item>
          <text:p text:style-name="P67"><text:soft-page-break/><text:span text:style-name="T8">Файл </text:span><text:span text:style-name="T43">text_</text:span><text:span text:style-name="T47">func.</text:span><text:span text:style-name="T52">h</text:span></text:p>
        </text:list-item>
      </text:list>
      <text:p text:style-name="P19">#ifndef TEXT_FUNC_H</text:p>
      <text:p text:style-name="P19">#define TEXT_FUNC_H</text:p>
      <text:p text:style-name="P19"/>
      <text:p text:style-name="P19">#include "text.h"</text:p>
      <text:p text:style-name="P19"/>
      <text:p text:style-name="P19">void delete_duplicates (Text_t *text);</text:p>
      <text:p text:style-name="P19">void print_anagrams (const Text_t *text);</text:p>
      <text:p text:style-name="P19">void cap_sort (Text_t *text);</text:p>
      <text:p text:style-name="P19">void vowels_shift (Text_t *text);</text:p>
      <text:p text:style-name="P19">void snt_vowels_shift (Sentence_t *snt);</text:p>
      <text:p text:style-name="P19">void snt_find_and_replace (Sentence_t *snt, wchar_t *old, wchar_t *new);</text:p>
      <text:p text:style-name="P19">int check_anagram (wchar_t *a, wchar_t *b);</text:p>
      <text:p text:style-name="P19">int cap_cmp (const void* s1, const void* s2);</text:p>
      <text:p text:style-name="P19"/>
      <text:p text:style-name="P19">#endif</text:p>
      <text:p text:style-name="P19"/>
      <text:p text:style-name="P21"/>
      <text:list xml:id="list222958884804424" text:continue-numbering="true" text:style-name="WW8Num10">
        <text:list-item>
          <text:p text:style-name="P68"><text:span text:style-name="T8">Файл </text:span><text:span text:style-name="T43">text_</text:span><text:span text:style-name="T47">func.</text:span><text:span text:style-name="T52">c</text:span></text:p>
        </text:list-item>
      </text:list>
      <text:p text:style-name="P22"/>
      <text:p text:style-name="P19">#include "text_func.h"</text:p>
      <text:p text:style-name="P19"/>
      <text:p text:style-name="P19">void delete_duplicates (Text_t *text)</text:p>
      <text:p text:style-name="P19">{</text:p>
      <text:p text:style-name="P19"><text:s text:c="4"/>int new_len = 0;</text:p>
      <text:p text:style-name="P19"><text:s text:c="4"/>for (int i = 0; i &lt; text-&gt;len-1; i++)</text:p>
      <text:p text:style-name="P19"><text:s text:c="4"/>{ if (text-&gt;sentences[i])</text:p>
      <text:p text:style-name="P19"><text:s text:c="8"/>for (int j = i+1; j&lt; text-&gt;len; j++)</text:p>
      <text:p text:style-name="P19"><text:s text:c="8"/>{ if (text-&gt;sentences[j])</text:p>
      <text:p text:style-name="P19"><text:s text:c="12"/>if (text-&gt;sentences[i]-&gt;len == text-&gt;sentences[j]-&gt;len)</text:p>
      <text:p text:style-name="P19"><text:s text:c="12"/>{</text:p>
      <text:p text:style-name="P19"><text:s text:c="16"/>/* copy snt[i] to s1 */</text:p>
      <text:p text:style-name="P19"><text:s text:c="16"/>wchar_t s1[text-&gt;sentences[i]-&gt;len+1];</text:p>
      <text:p text:style-name="P19"><text:s text:c="16"/>wcscpy(s1, text-&gt;sentences[i]-&gt;str);</text:p>
      <text:p text:style-name="P19"><text:s text:c="16"/>/* copy snt[j] to s2 */</text:p>
      <text:p text:style-name="P19"><text:s text:c="16"/>wchar_t s2[text-&gt;sentences[j]-&gt;len+1];</text:p>
      <text:p text:style-name="P19"><text:s text:c="16"/>wcscpy(s2, text-&gt;sentences[j]-&gt;str);</text:p>
      <text:p text:style-name="P19"/>
      <text:p text:style-name="P19"><text:s text:c="16"/>/* lower both snt */</text:p>
      <text:p text:style-name="P19"><text:s text:c="16"/>for(int k = 0; s1[k] ; k++){</text:p>
      <text:p text:style-name="P19"><text:s text:c="20"/>s1[k] = towlower(s1[k]);</text:p>
      <text:p text:style-name="P19"><text:s text:c="20"/>s2[k] = towlower(s2[k]);</text:p>
      <text:p text:style-name="P19"><text:s text:c="16"/>}</text:p>
      <text:p text:style-name="P19"/>
      <text:p text:style-name="P19"><text:soft-page-break/><text:s text:c="16"/>/* delete snt[j] if needed */</text:p>
      <text:p text:style-name="P19"><text:s text:c="16"/>if(!snt_str_cmp((void*)(&amp;s1), (void*)(&amp;s2)))</text:p>
      <text:p text:style-name="P19"><text:s text:c="16"/>{</text:p>
      <text:p text:style-name="P19"><text:s text:c="20"/>free(text-&gt;sentences[j]-&gt;str);</text:p>
      <text:p text:style-name="P19"><text:s text:c="20"/>free(text-&gt;sentences[j]);</text:p>
      <text:p text:style-name="P19"><text:s text:c="20"/>text-&gt;sentences[j] = NULL;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><text:s text:c="4"/>/* shift text to remove NULL sentences */</text:p>
      <text:p text:style-name="P19"><text:s text:c="4"/>for (int i = 0; i &lt; text-&gt;len; i++)</text:p>
      <text:p text:style-name="P19"><text:s text:c="8"/>if (text-&gt;sentences[i])</text:p>
      <text:p text:style-name="P19"><text:s text:c="8"/>{</text:p>
      <text:p text:style-name="P19"><text:s text:c="12"/>if (new_len != i) {</text:p>
      <text:p text:style-name="P19"><text:s text:c="16"/>text-&gt;sentences[new_len] = text-&gt;sentences[i];</text:p>
      <text:p text:style-name="P19"><text:s text:c="16"/>text-&gt;sentences[i] = NULL;</text:p>
      <text:p text:style-name="P19"><text:s text:c="12"/>}</text:p>
      <text:p text:style-name="P19"><text:s text:c="12"/>new_len++;</text:p>
      <text:p text:style-name="P19"><text:s text:c="8"/>}</text:p>
      <text:p text:style-name="P19"><text:s text:c="4"/>text-&gt;len = new_len;</text:p>
      <text:p text:style-name="P19">}</text:p>
      <text:p text:style-name="P19"/>
      <text:p text:style-name="P19">void print_anagrams (const Text_t *text)</text:p>
      <text:p text:style-name="P19">{</text:p>
      <text:p text:style-name="P19"><text:s text:c="4"/>int mask[text-&gt;len];</text:p>
      <text:p text:style-name="P19"><text:s text:c="4"/>memset(mask, 0, text-&gt;len);</text:p>
      <text:p text:style-name="P19"><text:s text:c="4"/>for (int i = 0; i &lt; text-&gt;len-1; i++)</text:p>
      <text:p text:style-name="P19"><text:s text:c="8"/>if (mask[i] == 0)</text:p>
      <text:p text:style-name="P19"><text:s text:c="8"/>{</text:p>
      <text:p text:style-name="P19"><text:s text:c="12"/>for (int j = i + 1; j &lt; text-&gt;len; j++)</text:p>
      <text:p text:style-name="P19"><text:s text:c="16"/>if (check_anagram(text-&gt;sentences[i]-&gt;str, text-&gt;sentences[j]-&gt;str))</text:p>
      <text:p text:style-name="P19"><text:s text:c="16"/>{</text:p>
      <text:p text:style-name="P19"><text:s text:c="20"/>mask[i] = 1;</text:p>
      <text:p text:style-name="P19"><text:s text:c="20"/>mask[j] = 1;</text:p>
      <text:p text:style-name="P19"><text:s text:c="16"/>}</text:p>
      <text:p text:style-name="P19"><text:s text:c="12"/>for (int j = 0; j &lt; text-&gt;len; j++)</text:p>
      <text:p text:style-name="P19"><text:s text:c="16"/>if (mask[j] == 1) {</text:p>
      <text:p text:style-name="P19"><text:s text:c="20"/>wprintf(L"[%d|%d]:", i, j);</text:p>
      <text:p text:style-name="P19"><text:s text:c="20"/>print_sentence(*(text-&gt;sentences[j]));</text:p>
      <text:p text:style-name="P19"><text:s text:c="20"/>wprintf(L"\n");</text:p>
      <text:p text:style-name="P19"><text:s text:c="20"/>mask[j] = -1;</text:p>
      <text:p text:style-name="P19"><text:s text:c="16"/>}</text:p>
      <text:p text:style-name="P19"><text:s text:c="8"/>}</text:p>
      <text:p text:style-name="P19"><text:soft-page-break/>}</text:p>
      <text:p text:style-name="P19"/>
      <text:p text:style-name="P19">void cap_sort (Text_t *text)</text:p>
      <text:p text:style-name="P19">{</text:p>
      <text:p text:style-name="P19"><text:s text:c="4"/>qsort(text-&gt;sentences, text-&gt;len, sizeof(Sentence_t*), cap_cmp);</text:p>
      <text:p text:style-name="P19">}</text:p>
      <text:p text:style-name="P19"/>
      <text:p text:style-name="P19">void vowels_shift (Text_t *text)</text:p>
      <text:p text:style-name="P19">{</text:p>
      <text:p text:style-name="P19"><text:s text:c="4"/>for (int i = 0; i &lt; text-&gt;len; i++)</text:p>
      <text:p text:style-name="P19"><text:s text:c="4"/>{</text:p>
      <text:p text:style-name="P19"><text:s text:c="8"/>snt_vowels_shift(text-&gt;sentences[i]);</text:p>
      <text:p text:style-name="P19"><text:s text:c="4"/>}</text:p>
      <text:p text:style-name="P19">}</text:p>
      <text:p text:style-name="P19"/>
      <text:p text:style-name="P19">void snt_vowels_shift (Sentence_t *snt)</text:p>
      <text:p text:style-name="P19">{</text:p>
      <text:p text:style-name="P19"><text:s text:c="4"/>wchar_t *new_str = (wchar_t*) malloc((snt-&gt;len*2)*sizeof(wchar_t));</text:p>
      <text:p text:style-name="P19"><text:s text:c="4"/>int new_len = 0;</text:p>
      <text:p text:style-name="P19"><text:s text:c="4"/>for (int i = 0; snt-&gt;str[i]; i++)</text:p>
      <text:p text:style-name="P19"><text:s text:c="4"/>{</text:p>
      <text:p text:style-name="P19"><text:s text:c="8"/>if (wcschr(L"Yy", snt-&gt;str[i]))</text:p>
      <text:p text:style-name="P19"><text:s text:c="8"/>{</text:p>
      <text:p text:style-name="P19"><text:s text:c="12"/>new_str[new_len++] = (snt-&gt;str[i]+1);</text:p>
      <text:p text:style-name="P19"><text:s text:c="12"/>new_str[new_len++] = (snt-&gt;str[i]-24);</text:p>
      <text:p text:style-name="P19"><text:s text:c="12"/>continue;</text:p>
      <text:p text:style-name="P19"><text:s text:c="8"/>}</text:p>
      <text:p text:style-name="P19"><text:s text:c="8"/>if(wcschr(L"AEIOUaeiouАЕЁИОУЫЭаеёиоуыэ", snt-&gt;str[i]))</text:p>
      <text:p text:style-name="P19"><text:s text:c="8"/>{</text:p>
      <text:p text:style-name="P19"><text:s text:c="12"/>new_str[new_len++] = (snt-&gt;str[i]+1);</text:p>
      <text:p text:style-name="P19"><text:s text:c="12"/>new_str[new_len++] = (snt-&gt;str[i]+2);</text:p>
      <text:p text:style-name="P19"><text:s text:c="12"/>continue;</text:p>
      <text:p text:style-name="P19"><text:s text:c="8"/>}</text:p>
      <text:p text:style-name="P19"><text:s text:c="8"/>if (wcschr(L"Юю", snt-&gt;str[i]))</text:p>
      <text:p text:style-name="P19"><text:s text:c="8"/>{</text:p>
      <text:p text:style-name="P19"><text:s text:c="12"/>new_str[new_len++] = (snt-&gt;str[i]+1);</text:p>
      <text:p text:style-name="P19"><text:s text:c="12"/>new_str[new_len++] = (snt-&gt;str[i]-30);</text:p>
      <text:p text:style-name="P19"><text:s text:c="12"/>continue;</text:p>
      <text:p text:style-name="P19"><text:s text:c="8"/>}</text:p>
      <text:p text:style-name="P19"><text:s text:c="8"/>if (wcschr(L"Яя", snt-&gt;str[i]))</text:p>
      <text:p text:style-name="P19"><text:s text:c="8"/>{</text:p>
      <text:p text:style-name="P19"><text:s text:c="12"/>new_str[new_len++] = (snt-&gt;str[i]-31);</text:p>
      <text:p text:style-name="P19"><text:s text:c="12"/>new_str[new_len++] = (snt-&gt;str[i]-30);</text:p>
      <text:p text:style-name="P19"><text:s text:c="12"/>continue;</text:p>
      <text:p text:style-name="P19"><text:soft-page-break/><text:s text:c="8"/>}</text:p>
      <text:p text:style-name="P19"><text:s text:c="8"/>new_str[new_len++] = snt-&gt;str[i];</text:p>
      <text:p text:style-name="P19"><text:s text:c="4"/>}</text:p>
      <text:p text:style-name="P19"><text:s text:c="4"/>new_str[new_len] = L'\0';</text:p>
      <text:p text:style-name="P19"><text:s text:c="4"/>free(snt-&gt;str);</text:p>
      <text:p text:style-name="P19"><text:s text:c="4"/>snt-&gt;str = new_str;</text:p>
      <text:p text:style-name="P19"><text:s text:c="4"/>snt-&gt;len = new_len;</text:p>
      <text:p text:style-name="P19">}</text:p>
      <text:p text:style-name="P19"/>
      <text:p text:style-name="P19">void snt_find_and_replace (Sentence_t *snt, wchar_t *old, wchar_t *new)</text:p>
      <text:p text:style-name="P19">{</text:p>
      <text:p text:style-name="P19"><text:s text:c="4"/>wchar_t *new_str;</text:p>
      <text:p text:style-name="P19"><text:s text:c="4"/>int i, counter = 0;</text:p>
      <text:p text:style-name="P19"><text:s text:c="4"/>int new_len = wcslen(new);</text:p>
      <text:p text:style-name="P19"><text:s text:c="4"/>int old_len = wcslen(old);</text:p>
      <text:p text:style-name="P19"><text:s text:c="4"/>wchar_t *s = snt-&gt;str;</text:p>
      <text:p text:style-name="P19"><text:s text:c="4"/>for (i = 0; s[i]; i++)</text:p>
      <text:p text:style-name="P19"><text:s text:c="8"/>if (wcsstr(s + i, old) == (s + i))</text:p>
      <text:p text:style-name="P19"><text:s text:c="8"/>{</text:p>
      <text:p text:style-name="P19"><text:s text:c="12"/>counter++;</text:p>
      <text:p text:style-name="P19"><text:s text:c="12"/>i += old_len - 1;</text:p>
      <text:p text:style-name="P19"><text:s text:c="8"/>}</text:p>
      <text:p text:style-name="P19"><text:s text:c="4"/>if (old_len &lt; new_len)</text:p>
      <text:p text:style-name="P19"><text:s text:c="8"/>new_str = (wchar_t *) malloc (sizeof(wchar_t) * (i + counter * (new_len - old_len) + 2));</text:p>
      <text:p text:style-name="P19"><text:s text:c="4"/>else</text:p>
      <text:p text:style-name="P19"><text:s text:c="8"/>new_str = (wchar_t *) malloc (sizeof(wchar_t) * (i + counter * old_len + 2));</text:p>
      <text:p text:style-name="P19"><text:s text:c="4"/>i = 0;</text:p>
      <text:p text:style-name="P19"><text:s text:c="4"/>while (*s)</text:p>
      <text:p text:style-name="P19"><text:s text:c="4"/>{</text:p>
      <text:p text:style-name="P19"><text:s text:c="8"/>if (wcsstr (s, old) == s)</text:p>
      <text:p text:style-name="P19"><text:s text:c="8"/>{</text:p>
      <text:p text:style-name="P19"><text:s text:c="12"/>wcscpy (new_str + i, new);</text:p>
      <text:p text:style-name="P19"><text:s text:c="12"/>i += new_len;</text:p>
      <text:p text:style-name="P19"><text:s text:c="12"/>s += old_len;</text:p>
      <text:p text:style-name="P19"><text:s text:c="8"/>}</text:p>
      <text:p text:style-name="P19"><text:s text:c="8"/>else</text:p>
      <text:p text:style-name="P19"><text:s text:c="12"/>new_str[i++] = *(s++);</text:p>
      <text:p text:style-name="P19"><text:s text:c="4"/>}</text:p>
      <text:p text:style-name="P19"><text:s text:c="4"/>new_str[i] = '\0';</text:p>
      <text:p text:style-name="P19"><text:s text:c="4"/>free (snt-&gt;str);</text:p>
      <text:p text:style-name="P19"><text:s text:c="4"/>snt-&gt;str = new_str;</text:p>
      <text:p text:style-name="P19">}</text:p>
      <text:p text:style-name="P19"/>
      <text:p text:style-name="P19"><text:soft-page-break/></text:p>
      <text:p text:style-name="P19">int check_anagram (wchar_t *a, wchar_t *b)</text:p>
      <text:p text:style-name="P19">{</text:p>
      <text:p text:style-name="P19"><text:s text:c="4"/>int fst[128] = {0}, snd[128] = {0};</text:p>
      <text:p text:style-name="P19"><text:s text:c="4"/>// Calculating frequency of characters of first string</text:p>
      <text:p text:style-name="P19"><text:s text:c="4"/>for (int i = 0; a[i]; i++)</text:p>
      <text:p text:style-name="P19"><text:s text:c="4"/>{</text:p>
      <text:p text:style-name="P19"><text:s text:c="8"/>if (47 &lt; (int)a[i] &amp;&amp; (int)a[i] &lt; 58)</text:p>
      <text:p text:style-name="P19"><text:s text:c="12"/>fst[a[i]-L'0'+0]++;</text:p>
      <text:p text:style-name="P19"><text:s text:c="8"/>if (64 &lt; (int)a[i] &amp;&amp; (int)a[i] &lt; 91)</text:p>
      <text:p text:style-name="P19"><text:s text:c="12"/>fst[a[i]-L'A'+0+10]++;</text:p>
      <text:p text:style-name="P19"><text:s text:c="8"/>if (96 &lt; (int)a[i] &amp;&amp; (int)a[i] &lt; 123)</text:p>
      <text:p text:style-name="P19"><text:s text:c="12"/>fst[a[i]-L'a'+0+10+26]++;</text:p>
      <text:p text:style-name="P19"><text:s text:c="8"/>if (1039 &lt; (int)a[i] &amp;&amp; (int)a[i] &lt; 1104)</text:p>
      <text:p text:style-name="P19"><text:s text:c="12"/>fst[a[i]-L'А'+0+10+26+26]++;</text:p>
      <text:p text:style-name="P19"><text:s text:c="4"/>}</text:p>
      <text:p text:style-name="P19"><text:s text:c="4"/>for (int i = 0; b[i]; i++)</text:p>
      <text:p text:style-name="P19"><text:s text:c="4"/>{</text:p>
      <text:p text:style-name="P19"><text:s text:c="8"/>if (47 &lt; (int)b[i] &amp;&amp; (int)b[i] &lt; 58)</text:p>
      <text:p text:style-name="P19"><text:s text:c="12"/>snd[b[i]-L'0'+0]++;</text:p>
      <text:p text:style-name="P19"><text:s text:c="8"/>if (64 &lt; (int)b[i] &amp;&amp; (int)b[i] &lt; 91)</text:p>
      <text:p text:style-name="P19"><text:s text:c="12"/>snd[b[i]-L'A'+0+10]++;</text:p>
      <text:p text:style-name="P19"><text:s text:c="8"/>if (96 &lt; (int)b[i] &amp;&amp; (int)b[i] &lt; 123)</text:p>
      <text:p text:style-name="P19"><text:s text:c="12"/>snd[b[i]-L'a'+0+10+26]++;</text:p>
      <text:p text:style-name="P19"><text:s text:c="8"/>if (1039 &lt; (int)b[i] &amp;&amp; (int)b[i] &lt; 1104)</text:p>
      <text:p text:style-name="P19"><text:s text:c="12"/>snd[b[i]-L'А'+0+10+26+26]++;</text:p>
      <text:p text:style-name="P19"><text:s text:c="4"/>}</text:p>
      <text:p text:style-name="P19"><text:s text:c="4"/>// Comparing frequency of characters</text:p>
      <text:p text:style-name="P19"><text:s text:c="4"/>for (int i = 0; i &lt; 128; i++)</text:p>
      <text:p text:style-name="P19"><text:s text:c="4"/>{</text:p>
      <text:p text:style-name="P19"><text:s text:c="8"/>if (fst[i] != snd[i])</text:p>
      <text:p text:style-name="P19"><text:s text:c="8"/>return 0;</text:p>
      <text:p text:style-name="P19"><text:s text:c="4"/>}</text:p>
      <text:p text:style-name="P19"><text:s text:c="4"/>return 1;</text:p>
      <text:p text:style-name="P19">}</text:p>
      <text:p text:style-name="P19"/>
      <text:p text:style-name="P19">int cap_cmp (const void* s1, const void* s2)</text:p>
      <text:p text:style-name="P19">{</text:p>
      <text:p text:style-name="P19"><text:s text:c="4"/>Sentence_t** snt1 = (Sentence_t**) s1;</text:p>
      <text:p text:style-name="P19"><text:s text:c="4"/>Sentence_t** snt2 = (Sentence_t**) s2;</text:p>
      <text:p text:style-name="P19"><text:s text:c="4"/>return ((*snt1)-&gt;cap_c &lt; (*snt2)-&gt;cap_c);</text:p>
      <text:p text:style-name="P19">}</text:p>
      <text:p text:style-name="P19"/>
      <text:p text:style-name="P22"/>
      <text:list xml:id="list222959287088460" text:continue-numbering="true" text:style-name="WW8Num10">
        <text:list-item>
          <text:p text:style-name="P67"><text:soft-page-break/><text:span text:style-name="T8">Файл </text:span><text:span text:style-name="T47">Makefile:</text:span></text:p>
        </text:list-item>
      </text:list>
      <text:p text:style-name="P20">CC=gcc</text:p>
      <text:p text:style-name="P20">CFLAGS=-c -Wall</text:p>
      <text:p text:style-name="P20"/>
      <text:p text:style-name="P20">all: main</text:p>
      <text:p text:style-name="P20"/>
      <text:p text:style-name="P20">main: main.o text.o text_func.o</text:p>
      <text:p text:style-name="P20"><text:tab/>$(CC) main.o text.o text_func.o -o main.out</text:p>
      <text:p text:style-name="P20"/>
      <text:p text:style-name="P20">main.o: main.c text.o text_func.o</text:p>
      <text:p text:style-name="P20"><text:tab/>$(CC) $(CFLAGS) main.c</text:p>
      <text:p text:style-name="P20"/>
      <text:p text:style-name="P20">text.o: text.c</text:p>
      <text:p text:style-name="P20"><text:tab/>$(CC) $(CFLAGS) text.c</text:p>
      <text:p text:style-name="P20"/>
      <text:p text:style-name="P20">text_func.o: text_func.c text.o</text:p>
      <text:p text:style-name="P20"><text:tab/>$(CC) $(CFLAGS) text_func.c</text:p>
      <text:p text:style-name="P20"/>
      <text:p text:style-name="P20">clean:</text:p>
      <text:p text:style-name="P20"><text:tab/>rm -rf *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9z0" style:family="text">
      <style:text-properties fo:font-size="14pt" style:font-size-asian="14pt" style:font-size-complex="14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4pt" fo:language="en" fo:country="US" fo:font-weight="bold" style:font-size-asian="14pt" style:font-weight-asian="bold" style:font-size-complex="14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3:00</meta:creation-date>
    <dc:date>2019-12-13T22:29:56.992777400</dc:date>
    <meta:print-date>2015-07-17T12:06:00</meta:print-date>
    <meta:editing-cycles>7</meta:editing-cycles>
    <meta:editing-duration>PT16M12S</meta:editing-duration>
    <meta:generator>LibreOffice/6.2.8.2$Linux_X86_64 LibreOffice_project/20$Build-2</meta:generator>
    <meta:document-statistic meta:table-count="3" meta:image-count="0" meta:object-count="0" meta:page-count="22" meta:paragraph-count="599" meta:word-count="2475" meta:character-count="20097" meta:non-whitespace-character-count="15046"/>
  </office:meta>
</office:document-meta>
</file>